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6" style:family="paragraph" style:parent-style-name="Table_20_Heading">
      <style:text-properties officeooo:paragraph-rsid="00174f00"/>
    </style:style>
    <style:style style:name="P57" style:family="paragraph" style:parent-style-name="Table_20_Heading_20_2">
      <style:text-properties officeooo:paragraph-rsid="00174f00"/>
    </style:style>
    <style:style style:name="P58" style:family="paragraph" style:parent-style-name="Footnote">
      <style:text-properties officeooo:rsid="00b8017c" officeooo:paragraph-rsid="00b8017c"/>
    </style:style>
    <style:style style:name="P59" style:family="paragraph" style:parent-style-name="Footnote">
      <style:text-properties officeooo:rsid="002d30f7"/>
    </style:style>
    <style:style style:name="P60" style:family="paragraph" style:parent-style-name="Footnote">
      <style:text-properties officeooo:paragraph-rsid="01628787"/>
    </style:style>
    <style:style style:name="P61" style:family="paragraph" style:parent-style-name="Footnote">
      <style:text-properties officeooo:rsid="017d5ae7"/>
    </style:style>
    <style:style style:name="P62" style:family="paragraph" style:parent-style-name="Footnote">
      <style:text-properties officeooo:rsid="01a7af72" officeooo:paragraph-rsid="01a7af72"/>
    </style:style>
    <style:style style:name="P63" style:family="paragraph" style:parent-style-name="Footnote">
      <style:text-properties officeooo:rsid="01dd37f4" officeooo:paragraph-rsid="01dd37f4"/>
    </style:style>
    <style:style style:name="P64" style:family="paragraph" style:parent-style-name="Footnote">
      <style:text-properties officeooo:rsid="01e2b8d4" officeooo:paragraph-rsid="01e2b8d4"/>
    </style:style>
    <style:style style:name="P65" style:family="paragraph" style:parent-style-name="Footnote">
      <style:text-properties officeooo:rsid="01f2940e" officeooo:paragraph-rsid="01f2940e"/>
    </style:style>
    <style:style style:name="P66" style:family="paragraph" style:parent-style-name="Footnote">
      <style:text-properties officeooo:rsid="01f910e2" officeooo:paragraph-rsid="01f910e2"/>
    </style:style>
    <style:style style:name="P67" style:family="paragraph" style:parent-style-name="Footnote">
      <style:text-properties officeooo:rsid="01fb0f80" officeooo:paragraph-rsid="01fb0f80"/>
    </style:style>
    <style:style style:name="P68" style:family="paragraph" style:parent-style-name="Footnote">
      <style:text-properties officeooo:rsid="0203c08d" officeooo:paragraph-rsid="0203c08d"/>
    </style:style>
    <style:style style:name="P69" style:family="paragraph" style:parent-style-name="Footnote">
      <style:text-properties officeooo:rsid="020538d2" officeooo:paragraph-rsid="020538d2"/>
    </style:style>
    <style:style style:name="P70" style:family="paragraph" style:parent-style-name="Footnote">
      <style:text-properties officeooo:rsid="02055164" officeooo:paragraph-rsid="02055164"/>
    </style:style>
    <style:style style:name="P71" style:family="paragraph" style:parent-style-name="Footnote">
      <style:text-properties officeooo:rsid="020558b8" officeooo:paragraph-rsid="020558b8"/>
    </style:style>
    <style:style style:name="P72" style:family="paragraph" style:parent-style-name="Footnote">
      <style:text-properties officeooo:rsid="0210dd63" officeooo:paragraph-rsid="0210dd63"/>
    </style:style>
    <style:style style:name="P73" style:family="paragraph" style:parent-style-name="Footnote">
      <style:text-properties officeooo:rsid="005edcca" officeooo:paragraph-rsid="005edcca"/>
    </style:style>
    <style:style style:name="P74" style:family="paragraph" style:parent-style-name="Footnote">
      <style:text-properties officeooo:rsid="0219271e" officeooo:paragraph-rsid="021a685b"/>
    </style:style>
    <style:style style:name="P75" style:family="paragraph" style:parent-style-name="Footnote">
      <style:text-properties officeooo:rsid="021bcc0c" officeooo:paragraph-rsid="021bcc0c"/>
    </style:style>
    <style:style style:name="P76" style:family="paragraph" style:parent-style-name="Footnote">
      <style:text-properties officeooo:rsid="01cd37f6" officeooo:paragraph-rsid="01cd37f6"/>
    </style:style>
    <style:style style:name="P77" style:family="paragraph" style:parent-style-name="Footnote">
      <style:text-properties officeooo:rsid="01cd37f6" officeooo:paragraph-rsid="022c0263"/>
    </style:style>
    <style:style style:name="P78" style:family="paragraph" style:parent-style-name="Footnote">
      <style:text-properties style:font-name="Courier New2" officeooo:rsid="0215ac82" officeooo:paragraph-rsid="0215ac82"/>
    </style:style>
    <style:style style:name="P79" style:family="paragraph" style:parent-style-name="Footnote">
      <style:text-properties officeooo:rsid="0215ac82" officeooo:paragraph-rsid="0215ac82"/>
    </style:style>
    <style:style style:name="P80" style:family="paragraph" style:parent-style-name="Footnote">
      <style:text-properties officeooo:rsid="0236fe30" officeooo:paragraph-rsid="0236fe30"/>
    </style:style>
    <style:style style:name="P81" style:family="paragraph" style:parent-style-name="Footnote">
      <style:text-properties officeooo:rsid="023a5b8f" officeooo:paragraph-rsid="023a5b8f"/>
    </style:style>
    <style:style style:name="P82" style:family="paragraph" style:parent-style-name="Footnote">
      <style:text-properties officeooo:rsid="023cc435" officeooo:paragraph-rsid="023efe20"/>
    </style:style>
    <style:style style:name="P83" style:family="paragraph" style:parent-style-name="Footnote">
      <style:text-properties officeooo:rsid="02565828" officeooo:paragraph-rsid="02565828"/>
    </style:style>
    <style:style style:name="P84" style:family="paragraph" style:parent-style-name="Title">
      <style:text-properties officeooo:paragraph-rsid="00161aef"/>
    </style:style>
    <style:style style:name="P8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6" style:family="paragraph" style:parent-style-name="Preformatted_20_Text">
      <style:paragraph-properties fo:orphans="2" fo:widows="2"/>
      <style:text-properties fo:font-variant="normal" fo:text-transform="none" fo:color="#000000" fo:letter-spacing="normal" fo:font-style="normal" fo:font-weight="normal"/>
    </style:style>
    <style:style style:name="P87" style:family="paragraph" style:parent-style-name="Preformatted_20_Text">
      <style:paragraph-properties fo:orphans="2" fo:widows="2"/>
      <style:text-properties fo:font-variant="normal" fo:text-transform="none" fo:color="#000000" fo:letter-spacing="normal"/>
    </style:style>
    <style:style style:name="P88" style:family="paragraph" style:parent-style-name="dq">
      <style:text-properties officeooo:rsid="00e90be4" officeooo:paragraph-rsid="00e90be4"/>
    </style:style>
    <style:style style:name="P89" style:family="paragraph" style:parent-style-name="dl">
      <style:text-properties officeooo:rsid="00e90be4" officeooo:paragraph-rsid="00e90be4"/>
    </style:style>
    <style:style style:name="P90" style:family="paragraph" style:parent-style-name="Table_20_Contents">
      <style:text-properties officeooo:rsid="00f64c83" officeooo:paragraph-rsid="017acb2d"/>
    </style:style>
    <style:style style:name="P91" style:family="paragraph" style:parent-style-name="Table_20_Contents">
      <style:text-properties officeooo:paragraph-rsid="017acb2d"/>
    </style:style>
    <style:style style:name="P92" style:family="paragraph" style:parent-style-name="Table_20_Contents">
      <style:text-properties officeooo:rsid="01df647b" officeooo:paragraph-rsid="01df647b"/>
    </style:style>
    <style:style style:name="P93" style:family="paragraph" style:parent-style-name="Table_20_Contents">
      <style:text-properties officeooo:rsid="01e1fc07" officeooo:paragraph-rsid="01e1fc07"/>
    </style:style>
    <style:style style:name="P94" style:family="paragraph" style:parent-style-name="Table_20_Contents">
      <style:paragraph-properties fo:text-align="start" style:justify-single-word="false"/>
    </style:style>
    <style:style style:name="P95" style:family="paragraph" style:parent-style-name="src-listing">
      <style:text-properties officeooo:rsid="01945c09" officeooo:paragraph-rsid="024f4f10"/>
    </style:style>
    <style:style style:name="P96" style:family="paragraph" style:parent-style-name="src-listing">
      <style:text-properties officeooo:rsid="019661cc" officeooo:paragraph-rsid="019661cc"/>
    </style:style>
    <style:style style:name="P97" style:family="paragraph" style:parent-style-name="src-listing">
      <style:text-properties officeooo:rsid="019661cc" officeooo:paragraph-rsid="01986f77"/>
    </style:style>
    <style:style style:name="P98" style:family="paragraph" style:parent-style-name="src-listing">
      <style:text-properties officeooo:paragraph-rsid="019ae795"/>
    </style:style>
    <style:style style:name="P99" style:family="paragraph" style:parent-style-name="src-listing">
      <style:text-properties officeooo:rsid="01a09585" officeooo:paragraph-rsid="01a09585"/>
    </style:style>
    <style:style style:name="P100" style:family="paragraph" style:parent-style-name="src-listing">
      <style:text-properties officeooo:rsid="01a26862" officeooo:paragraph-rsid="01a26862"/>
    </style:style>
    <style:style style:name="P101" style:family="paragraph" style:parent-style-name="src-listing">
      <style:text-properties officeooo:rsid="01a26862" officeooo:paragraph-rsid="024f4f10"/>
    </style:style>
    <style:style style:name="P102" style:family="paragraph" style:parent-style-name="src-listing">
      <style:text-properties officeooo:rsid="01a30f2d" officeooo:paragraph-rsid="024f4f10"/>
    </style:style>
    <style:style style:name="P103" style:family="paragraph" style:parent-style-name="src-listing">
      <style:text-properties officeooo:rsid="01df647b" officeooo:paragraph-rsid="01df647b"/>
    </style:style>
    <style:style style:name="P104" style:family="paragraph" style:parent-style-name="src-listing">
      <style:text-properties officeooo:paragraph-rsid="01e14108"/>
    </style:style>
    <style:style style:name="P105" style:family="paragraph" style:parent-style-name="src-listing">
      <style:text-properties officeooo:rsid="01e14108" officeooo:paragraph-rsid="01e14108"/>
    </style:style>
    <style:style style:name="P106" style:family="paragraph" style:parent-style-name="src-listing">
      <style:text-properties officeooo:rsid="01e733fd" officeooo:paragraph-rsid="01e733fd"/>
    </style:style>
    <style:style style:name="P107" style:family="paragraph" style:parent-style-name="src-listing">
      <style:text-properties officeooo:rsid="01db3daf" officeooo:paragraph-rsid="02318c58"/>
    </style:style>
    <style:style style:name="P108" style:family="paragraph" style:parent-style-name="src-listing">
      <style:text-properties officeooo:rsid="01db3daf" officeooo:paragraph-rsid="0250062c"/>
    </style:style>
    <style:style style:name="P109" style:family="paragraph" style:parent-style-name="src-listing">
      <style:text-properties officeooo:rsid="01dd99b9" officeooo:paragraph-rsid="02318c58"/>
    </style:style>
    <style:style style:name="P110" style:family="paragraph" style:parent-style-name="src-listing">
      <style:text-properties officeooo:paragraph-rsid="02318c58"/>
    </style:style>
    <style:style style:name="P111" style:family="paragraph" style:parent-style-name="src-listing">
      <style:text-properties officeooo:rsid="0068fb03" officeooo:paragraph-rsid="0233efb4"/>
    </style:style>
    <style:style style:name="P112" style:family="paragraph" style:parent-style-name="src-listing">
      <style:text-properties officeooo:paragraph-rsid="024f4f10"/>
    </style:style>
    <style:style style:name="P113" style:family="paragraph" style:parent-style-name="src-listing">
      <style:text-properties officeooo:paragraph-rsid="0250062c"/>
    </style:style>
    <style:style style:name="P114" style:family="paragraph" style:parent-style-name="src-listing">
      <style:text-properties officeooo:paragraph-rsid="0282d4cc"/>
    </style:style>
    <style:style style:name="P115" style:family="paragraph" style:parent-style-name="Standard">
      <style:text-properties officeooo:rsid="0215ac82" officeooo:paragraph-rsid="0233efb4"/>
    </style:style>
    <style:style style:name="P116" style:family="paragraph" style:parent-style-name="Standard">
      <style:text-properties officeooo:paragraph-rsid="0282d4cc"/>
    </style:style>
    <style:style style:name="P117" style:family="paragraph" style:parent-style-name="Caption">
      <style:text-properties officeooo:paragraph-rsid="02318c58"/>
    </style:style>
    <style:style style:name="P118" style:family="paragraph" style:parent-style-name="Caption">
      <style:text-properties officeooo:paragraph-rsid="024f4f10"/>
    </style:style>
    <style:style style:name="P119" style:family="paragraph" style:parent-style-name="module-listing">
      <style:paragraph-properties fo:text-align="start" style:justify-single-word="false"/>
    </style:style>
    <style:style style:name="P120" style:family="paragraph" style:parent-style-name="module-listing">
      <style:paragraph-properties fo:text-align="start" style:justify-single-word="false"/>
      <style:text-properties officeooo:paragraph-rsid="02a79b92"/>
    </style:style>
    <style:style style:name="P121" style:family="paragraph" style:parent-style-name="module-listing">
      <style:paragraph-properties fo:text-align="start" style:justify-single-word="false"/>
      <style:text-properties officeooo:paragraph-rsid="02a9fc99"/>
    </style:style>
    <style:style style:name="P122" style:family="paragraph" style:parent-style-name="module-listing">
      <style:paragraph-properties fo:text-align="start" style:justify-single-word="false"/>
      <style:text-properties officeooo:rsid="02811fc2" officeooo:paragraph-rsid="02a79b92"/>
    </style:style>
    <style:style style:name="P123" style:family="paragraph" style:parent-style-name="Standard" style:master-page-name="First_20_Page">
      <style:paragraph-properties style:page-number="auto"/>
    </style:style>
    <style:style style:name="P124" style:family="paragraph" style:parent-style-name="Standard" style:list-style-name="">
      <style:paragraph-properties fo:break-before="page"/>
      <style:text-properties officeooo:rsid="020768e8" officeooo:paragraph-rsid="020768e8"/>
    </style:style>
    <style:style style:name="P125" style:family="paragraph" style:parent-style-name="Standard" style:list-style-name="">
      <style:text-properties officeooo:rsid="020768e8" officeooo:paragraph-rsid="020768e8"/>
    </style:style>
    <style:style style:name="P126" style:family="paragraph" style:parent-style-name="Standard" style:list-style-name="">
      <style:paragraph-properties fo:text-align="center" style:justify-single-word="false"/>
      <style:text-properties officeooo:rsid="020768e8" officeooo:paragraph-rsid="020768e8"/>
    </style:style>
    <style:style style:name="P127" style:family="paragraph" style:parent-style-name="Standard" style:list-style-name="">
      <style:paragraph-properties fo:text-align="center" style:justify-single-word="false"/>
      <style:text-properties officeooo:paragraph-rsid="020768e8"/>
    </style:style>
    <style:style style:name="P128" style:family="paragraph" style:parent-style-name="Standard" style:list-style-name=""/>
    <style:style style:name="P129" style:family="paragraph" style:parent-style-name="Text_20_body" style:list-style-name="L1">
      <style:text-properties officeooo:paragraph-rsid="010409cf"/>
    </style:style>
    <style:style style:name="P130" style:family="paragraph" style:parent-style-name="Text_20_body" style:list-style-name="L3">
      <style:text-properties officeooo:paragraph-rsid="01422145"/>
    </style:style>
    <style:style style:name="P131" style:family="paragraph" style:parent-style-name="Text_20_body" style:list-style-name="L3">
      <style:text-properties officeooo:rsid="0028c3ff" officeooo:paragraph-rsid="0222c5dc"/>
    </style:style>
    <style:style style:name="P132" style:family="paragraph" style:parent-style-name="Text_20_body" style:list-style-name="L3">
      <style:text-properties officeooo:rsid="002c08fc" officeooo:paragraph-rsid="01422145"/>
    </style:style>
    <style:style style:name="P133" style:family="paragraph" style:parent-style-name="Text_20_body" style:list-style-name="L4">
      <style:text-properties officeooo:rsid="01f20216" officeooo:paragraph-rsid="01f20216"/>
    </style:style>
    <style:style style:name="P134" style:family="paragraph" style:parent-style-name="Text_20_body" style:list-style-name="L4">
      <style:text-properties officeooo:rsid="01f2940e" officeooo:paragraph-rsid="01f2940e"/>
    </style:style>
    <style:style style:name="P135" style:family="paragraph" style:parent-style-name="Text_20_body" style:list-style-name="L4">
      <style:text-properties officeooo:rsid="020950ab" officeooo:paragraph-rsid="020950ab"/>
    </style:style>
    <style:style style:name="P136" style:family="paragraph" style:parent-style-name="Text_20_body" style:list-style-name="L5">
      <style:text-properties officeooo:rsid="01f910e2" officeooo:paragraph-rsid="01f910e2"/>
    </style:style>
    <style:style style:name="P137" style:family="paragraph" style:parent-style-name="Text_20_body" style:list-style-name="L5">
      <style:text-properties officeooo:rsid="01fb0f80" officeooo:paragraph-rsid="01fb0f80"/>
    </style:style>
    <style:style style:name="P138" style:family="paragraph" style:parent-style-name="Text_20_body" style:list-style-name="L6">
      <style:text-properties officeooo:rsid="01fc038d" officeooo:paragraph-rsid="01fc038d"/>
    </style:style>
    <style:style style:name="P139" style:family="paragraph" style:parent-style-name="Text_20_body" style:list-style-name="L7">
      <style:text-properties style:font-name="Arial" officeooo:rsid="0203c08d" officeooo:paragraph-rsid="0203c08d" style:font-name-asian="Droid Sans Fallback" style:font-name-complex="FreeSans"/>
    </style:style>
    <style:style style:name="P140" style:family="paragraph" style:parent-style-name="Text_20_body" style:list-style-name="L9">
      <style:text-properties officeooo:rsid="020538d2" officeooo:paragraph-rsid="020538d2"/>
    </style:style>
    <style:style style:name="P141" style:family="paragraph" style:parent-style-name="Text_20_body" style:list-style-name="L10">
      <style:text-properties officeooo:rsid="020538d2" officeooo:paragraph-rsid="020538d2"/>
    </style:style>
    <style:style style:name="P142" style:family="paragraph" style:parent-style-name="Text_20_body" style:list-style-name="L11">
      <style:text-properties officeooo:rsid="020538d2" officeooo:paragraph-rsid="020538d2"/>
    </style:style>
    <style:style style:name="P143" style:family="paragraph" style:parent-style-name="Text_20_body" style:list-style-name="L12">
      <style:text-properties officeooo:rsid="02055164" officeooo:paragraph-rsid="02055164"/>
    </style:style>
    <style:style style:name="P144" style:family="paragraph" style:parent-style-name="Text_20_body" style:list-style-name="L13">
      <style:text-properties officeooo:rsid="02055164" officeooo:paragraph-rsid="02055164"/>
    </style:style>
    <style:style style:name="P145" style:family="paragraph" style:parent-style-name="Text_20_body" style:list-style-name="L14">
      <style:text-properties officeooo:rsid="020558b8" officeooo:paragraph-rsid="020558b8"/>
    </style:style>
    <style:style style:name="P146" style:family="paragraph" style:parent-style-name="Text_20_body">
      <style:text-properties officeooo:rsid="026cdb5b" officeooo:paragraph-rsid="02b18e6f"/>
    </style:style>
    <style:style style:name="P147" style:family="paragraph" style:parent-style-name="Text_20_body" style:list-style-name="L15">
      <style:text-properties officeooo:paragraph-rsid="02b69aee"/>
    </style:style>
    <style:style style:name="P148" style:family="paragraph" style:parent-style-name="Text_20_body" style:list-style-name="L15">
      <style:text-properties officeooo:rsid="02b431a0" officeooo:paragraph-rsid="02b69aee"/>
    </style:style>
    <style:style style:name="P149" style:family="paragraph" style:parent-style-name="Text_20_body">
      <style:text-properties officeooo:rsid="028a5e9c" officeooo:paragraph-rsid="02b69aee"/>
    </style:style>
    <style:style style:name="P150" style:family="paragraph" style:parent-style-name="Text_20_body" style:list-style-name="L16">
      <style:text-properties officeooo:rsid="028a5e9c" officeooo:paragraph-rsid="028a5e9c"/>
    </style:style>
    <style:style style:name="P151" style:family="paragraph" style:parent-style-name="Text_20_body" style:list-style-name="L16">
      <style:text-properties officeooo:rsid="028a5e9c" officeooo:paragraph-rsid="028b9cca"/>
    </style:style>
    <style:style style:name="P152" style:family="paragraph" style:parent-style-name="Text_20_body" style:list-style-name="L16">
      <style:text-properties officeooo:rsid="028a5e9c" officeooo:paragraph-rsid="0292d1dc"/>
    </style:style>
    <style:style style:name="P153" style:family="paragraph" style:parent-style-name="Text_20_body" style:list-style-name="L16">
      <style:text-properties officeooo:paragraph-rsid="0292d1dc"/>
    </style:style>
    <style:style style:name="P154" style:family="paragraph" style:parent-style-name="Text_20_body" style:list-style-name="L16">
      <style:text-properties officeooo:rsid="028ab501" officeooo:paragraph-rsid="0292d1dc"/>
    </style:style>
    <style:style style:name="P155" style:family="paragraph" style:parent-style-name="Text_20_body" style:list-style-name="L17">
      <style:text-properties officeooo:paragraph-rsid="02a29266"/>
    </style:style>
    <style:style style:name="P156" style:family="paragraph" style:parent-style-name="Text_20_body" style:list-style-name="L18">
      <style:text-properties officeooo:rsid="00bbaef5" officeooo:paragraph-rsid="00bbaef5"/>
    </style:style>
    <style:style style:name="P157" style:family="paragraph" style:parent-style-name="Text_20_body" style:list-style-name="L18">
      <style:text-properties officeooo:rsid="00b588aa" officeooo:paragraph-rsid="00b588aa"/>
    </style:style>
    <style:style style:name="P158" style:family="paragraph" style:parent-style-name="Text_20_body" style:list-style-name="L18">
      <style:text-properties officeooo:rsid="00b9fda9" officeooo:paragraph-rsid="00b9fda9"/>
    </style:style>
    <style:style style:name="P15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6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61"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62"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63" style:family="paragraph" style:parent-style-name="Heading_20_1">
      <style:text-properties officeooo:paragraph-rsid="0016f7f6"/>
    </style:style>
    <style:style style:name="P164" style:family="paragraph" style:parent-style-name="Heading_20_1">
      <style:text-properties officeooo:rsid="012a7f4e" officeooo:paragraph-rsid="010fb49f"/>
    </style:style>
    <style:style style:name="P165" style:family="paragraph" style:parent-style-name="Heading_20_1">
      <style:text-properties officeooo:rsid="01b1825a"/>
    </style:style>
    <style:style style:name="P166" style:family="paragraph" style:parent-style-name="Heading_20_1">
      <style:text-properties officeooo:rsid="0233efb4" officeooo:paragraph-rsid="0233efb4"/>
    </style:style>
    <style:style style:name="P167" style:family="paragraph" style:parent-style-name="Heading_20_1">
      <style:text-properties officeooo:rsid="015ba10f" officeooo:paragraph-rsid="015ba10f"/>
    </style:style>
    <style:style style:name="P168" style:family="paragraph" style:parent-style-name="Heading_20_1">
      <style:text-properties officeooo:paragraph-rsid="0282d4cc"/>
    </style:style>
    <style:style style:name="P169" style:family="paragraph" style:parent-style-name="Heading_20_2">
      <style:text-properties officeooo:paragraph-rsid="010409cf"/>
    </style:style>
    <style:style style:name="P170" style:family="paragraph" style:parent-style-name="Heading_20_2">
      <style:text-properties officeooo:rsid="00207f98"/>
    </style:style>
    <style:style style:name="P171" style:family="paragraph" style:parent-style-name="Heading_20_2">
      <style:text-properties officeooo:rsid="01422145" officeooo:paragraph-rsid="01422145"/>
    </style:style>
    <style:style style:name="P172" style:family="paragraph" style:parent-style-name="Heading_20_2">
      <style:text-properties officeooo:paragraph-rsid="0282d4cc"/>
    </style:style>
    <style:style style:name="P173" style:family="paragraph" style:parent-style-name="Heading_20_2">
      <style:text-properties officeooo:rsid="00e7f416" officeooo:paragraph-rsid="00e7f416"/>
    </style:style>
    <style:style style:name="P174" style:family="paragraph" style:parent-style-name="Heading_20_3">
      <style:text-properties officeooo:rsid="0177399a" officeooo:paragraph-rsid="0177399a"/>
    </style:style>
    <style:style style:name="P175" style:family="paragraph" style:parent-style-name="Heading_20_3">
      <style:text-properties officeooo:paragraph-rsid="0282d4cc"/>
    </style:style>
    <style:style style:name="P176" style:family="paragraph" style:parent-style-name="cmdline">
      <style:text-properties officeooo:paragraph-rsid="009c5ec7"/>
    </style:style>
    <style:style style:name="P177" style:family="paragraph" style:parent-style-name="cmdline">
      <style:text-properties officeooo:paragraph-rsid="0162c37b"/>
    </style:style>
    <style:style style:name="P178" style:family="paragraph" style:parent-style-name="cmdline" style:list-style-name="Numbering_20_3">
      <style:text-properties officeooo:paragraph-rsid="016cbaf1"/>
    </style:style>
    <style:style style:name="P179" style:family="paragraph" style:parent-style-name="cmdline">
      <style:text-properties officeooo:rsid="01a09585" officeooo:paragraph-rsid="01a09585"/>
    </style:style>
    <style:style style:name="P180" style:family="paragraph" style:parent-style-name="cmdline" style:list-style-name="Numbering_20_3">
      <style:text-properties officeooo:rsid="01a26862" officeooo:paragraph-rsid="022a82b4"/>
    </style:style>
    <style:style style:name="P181" style:family="paragraph" style:parent-style-name="cmdline">
      <style:text-properties officeooo:rsid="01a26862" officeooo:paragraph-rsid="01a26862"/>
    </style:style>
    <style:style style:name="P182" style:family="paragraph" style:parent-style-name="cmdline">
      <style:text-properties officeooo:rsid="01df647b" officeooo:paragraph-rsid="01df647b"/>
    </style:style>
    <style:style style:name="P183"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3"><draw:frame draw:style-name="fr1" draw:name="Frame1" text:anchor-type="paragraph" svg:x="0cm" svg:y="4.812cm" svg:width="25.7cm" style:rel-width="100%" draw:z-index="0"><draw:text-box fo:min-height="2.17cm"><text:p text:style-name="P84">PPM-java</text:p><text:p text:style-name="Subtitle">Technical documentation</text:p><text:p text:style-name="Subtitle">PH, 2017-01-13</text:p></draw:text-box></draw:frame></text:p>
      <text:h text:style-name="P124" text:outline-level="1"/>
      <text:h text:style-name="P125" text:outline-level="1"/>
      <text:h text:style-name="P125" text:outline-level="1"/>
      <text:h text:style-name="P125" text:outline-level="1"/>
      <text:h text:style-name="P125" text:outline-level="1"/>
      <text:h text:style-name="P125" text:outline-level="1"/>
      <text:h text:style-name="P126" text:outline-level="1"><text:span text:style-name="T132">T</text:span>his guide has been written by a dude who isn't a technical writer.</text:h>
      <text:h text:style-name="P126" text:outline-level="1"/>
      <text:h text:style-name="P127" text:outline-level="1"><text:span text:style-name="T102">Written with thanks to </text:span>my better half <text:span text:style-name="T102">who patiently endured my long computer sessions!</text:span></text:h>
      <text:h text:style-name="P128" text:outline-level="1"/>
      <text:h text:style-name="P16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6">Input level [dB]</text:p>
          </table:table-cell>
          <table:covered-table-cell/>
          <table:table-cell table:style-name="Table4.C1" table:number-columns-spanned="2" office:value-type="string">
            <text:p text:style-name="P56">Meter mark</text:p>
          </table:table-cell>
          <table:covered-table-cell/>
        </table:table-row>
        <table:table-row>
          <table:table-cell table:style-name="Table4.A2" office:value-type="string">
            <text:p text:style-name="P57">min</text:p>
          </table:table-cell>
          <table:table-cell table:style-name="Table4.B2" office:value-type="string">
            <text:p text:style-name="P57">max</text:p>
          </table:table-cell>
          <table:table-cell table:style-name="Table4.C2" office:value-type="string">
            <text:p text:style-name="P57">min</text:p>
          </table:table-cell>
          <table:table-cell table:style-name="Table4.B2" office:value-type="string">
            <text:p text:style-name="P57">max</text:p>
          </table:table-cell>
        </table:table-row>
        <table:table-row>
          <table:table-cell table:style-name="Table4.A3" office:value-type="string">
            <text:p text:style-name="P50"><text:span text:style-name="Source_20_Text">-</text:span><text:span text:style-name="Source_20_Text"><text:span text:style-name="T5">130</text:span></text:span></text:p>
          </table:table-cell>
          <table:table-cell table:style-name="Table4.B3" office:value-type="string">
            <text:p text:style-name="P52"><text:span text:style-name="Source_20_Text"><text:span text:style-name="T5">-24</text:span></text:span></text:p>
          </table:table-cell>
          <table:table-cell table:style-name="Table4.C3" office:value-type="string">
            <text:p text:style-name="P55"><text:span text:style-name="Source_20_Text">0</text:span></text:p>
          </table:table-cell>
          <table:table-cell table:style-name="Table4.B3" office:value-type="string">
            <text:p text:style-name="P53"><text:span text:style-name="Source_20_Text"><text:span text:style-name="T6">1</text:span></text:span></text:p>
          </table:table-cell>
        </table:table-row>
        <table:table-row>
          <table:table-cell table:style-name="Table4.A4" office:value-type="string">
            <text:p text:style-name="P50"><text:span text:style-name="Source_20_Text">-</text:span><text:span text:style-name="Source_20_Text"><text:span text:style-name="T5">24</text:span></text:span></text:p>
          </table:table-cell>
          <table:table-cell table:style-name="Table4.C1" office:value-type="string">
            <text:p text:style-name="P52"><text:span text:style-name="Source_20_Text"><text:span text:style-name="T5">-20</text:span></text:span></text:p>
          </table:table-cell>
          <table:table-cell table:style-name="Table4.C4" office:value-type="string">
            <text:p text:style-name="P55"><text:span text:style-name="Source_20_Text">1</text:span></text:p>
          </table:table-cell>
          <table:table-cell table:style-name="Table4.C1" office:value-type="string">
            <text:p text:style-name="P54"><text:span text:style-name="Source_20_Text">2</text:span></text:p>
          </table:table-cell>
        </table:table-row>
        <table:table-row>
          <table:table-cell table:style-name="Table4.A2" office:value-type="string">
            <text:p text:style-name="P50"><text:span text:style-name="Source_20_Text">-</text:span><text:span text:style-name="Source_20_Text"><text:span text:style-name="T5">20</text:span></text:span></text:p>
          </table:table-cell>
          <table:table-cell table:style-name="Table4.B2" office:value-type="string">
            <text:p text:style-name="P52"><text:span text:style-name="Source_20_Text">-</text:span><text:span text:style-name="Source_20_Text"><text:span text:style-name="T6">16</text:span></text:span></text:p>
          </table:table-cell>
          <table:table-cell table:style-name="Table4.C2" office:value-type="string">
            <text:p text:style-name="P55"><text:span text:style-name="Source_20_Text">2</text:span></text:p>
          </table:table-cell>
          <table:table-cell table:style-name="Table4.B2" office:value-type="string">
            <text:p text:style-name="P54"><text:span text:style-name="Source_20_Text">3</text:span></text:p>
          </table:table-cell>
        </table:table-row>
        <table:table-row>
          <table:table-cell table:style-name="Table4.A2" office:value-type="string">
            <text:p text:style-name="P50"><text:span text:style-name="Source_20_Text">-</text:span><text:span text:style-name="Source_20_Text"><text:span text:style-name="T5">16</text:span></text:span></text:p>
          </table:table-cell>
          <table:table-cell table:style-name="Table4.B2" office:value-type="string">
            <text:p text:style-name="P52"><text:span text:style-name="Source_20_Text">-</text:span><text:span text:style-name="Source_20_Text"><text:span text:style-name="T6">12</text:span></text:span></text:p>
          </table:table-cell>
          <table:table-cell table:style-name="Table4.C2" office:value-type="string">
            <text:p text:style-name="P55"><text:span text:style-name="Source_20_Text">3</text:span></text:p>
          </table:table-cell>
          <table:table-cell table:style-name="Table4.B2" office:value-type="string">
            <text:p text:style-name="P54"><text:span text:style-name="Source_20_Text">4</text:span></text:p>
          </table:table-cell>
        </table:table-row>
        <table:table-row>
          <table:table-cell table:style-name="Table4.A2" office:value-type="string">
            <text:p text:style-name="P50"><text:span text:style-name="Source_20_Text">-</text:span><text:span text:style-name="Source_20_Text"><text:span text:style-name="T6">12</text:span></text:span></text:p>
          </table:table-cell>
          <table:table-cell table:style-name="Table4.B2" office:value-type="string">
            <text:p text:style-name="P52"><text:span text:style-name="Source_20_Text">-</text:span><text:span text:style-name="Source_20_Text"><text:span text:style-name="T6">8</text:span></text:span></text:p>
          </table:table-cell>
          <table:table-cell table:style-name="Table4.C2" office:value-type="string">
            <text:p text:style-name="P55"><text:span text:style-name="Source_20_Text">4</text:span></text:p>
          </table:table-cell>
          <table:table-cell table:style-name="Table4.B2" office:value-type="string">
            <text:p text:style-name="P54"><text:span text:style-name="Source_20_Text">5</text:span></text:p>
          </table:table-cell>
        </table:table-row>
        <table:table-row>
          <table:table-cell table:style-name="Table4.A2" office:value-type="string">
            <text:p text:style-name="P50"><text:span text:style-name="Source_20_Text">-</text:span><text:span text:style-name="Source_20_Text"><text:span text:style-name="T6">8</text:span></text:span></text:p>
          </table:table-cell>
          <table:table-cell table:style-name="Table4.B2" office:value-type="string">
            <text:p text:style-name="P52"><text:span text:style-name="Source_20_Text">-</text:span><text:span text:style-name="Source_20_Text"><text:span text:style-name="T6">4</text:span></text:span></text:p>
          </table:table-cell>
          <table:table-cell table:style-name="Table4.C2" office:value-type="string">
            <text:p text:style-name="P55"><text:span text:style-name="Source_20_Text">5</text:span></text:p>
          </table:table-cell>
          <table:table-cell table:style-name="Table4.B2" office:value-type="string">
            <text:p text:style-name="P54"><text:span text:style-name="Source_20_Text">6</text:span></text:p>
          </table:table-cell>
        </table:table-row>
        <table:table-row>
          <table:table-cell table:style-name="Table4.A2" office:value-type="string">
            <text:p text:style-name="P50"><text:span text:style-name="Source_20_Text">-</text:span><text:span text:style-name="Source_20_Text"><text:span text:style-name="T6">4</text:span></text:span></text:p>
          </table:table-cell>
          <table:table-cell table:style-name="Table4.B2" office:value-type="string">
            <text:p text:style-name="P54"><text:span text:style-name="Source_20_Text">0</text:span></text:p>
          </table:table-cell>
          <table:table-cell table:style-name="Table4.C2" office:value-type="string">
            <text:p text:style-name="P55"><text:span text:style-name="Source_20_Text">6</text:span></text:p>
          </table:table-cell>
          <table:table-cell table:style-name="Table4.B2" office:value-type="string">
            <text:p text:style-name="P54"><text:span text:style-name="Source_20_Text">7</text:span></text:p>
          </table:table-cell>
        </table:table-row>
        <table:table-row>
          <table:table-cell table:style-name="Table4.A2" office:value-type="string">
            <text:p text:style-name="P51"><text:span text:style-name="Source_20_Text">0</text:span></text:p>
          </table:table-cell>
          <table:table-cell table:style-name="Table4.B2" office:value-type="string">
            <text:p text:style-name="P54"><text:span text:style-name="Source_20_Text">...</text:span></text:p>
          </table:table-cell>
          <table:table-cell table:style-name="Table4.C2" office:value-type="string">
            <text:p text:style-name="P55"><text:span text:style-name="Source_20_Text">7</text:span></text:p>
          </table:table-cell>
          <table:table-cell table:style-name="Table4.B2" office:value-type="string">
            <text:p text:style-name="P54"><text:span text:style-name="Source_20_Text">7</text:span></text:p>
          </table:table-cell>
        </table:table-row>
      </table:table>
      <text:h text:style-name="Heading_20_1" text:outline-level="1"><text:bookmark-start text:name="__RefHeading__7307_82437932"/>Running<text:bookmark-end text:name="__RefHeading__7307_82437932"/></text:h>
      <text:h text:style-name="P169" text:outline-level="2"><text:bookmark-start text:name="__RefHeading__7309_82437932"/>System requirements<text:bookmark-end text:name="__RefHeading__7309_82437932"/></text:h>
      <text:p text:style-name="P3"><text:span text:style-name="Source_20_Text">ppm-java</text:span> requires</text:p>
      <text:list xml:id="list2565761484840516473" text:style-name="L1">
        <text:list-item>
          <text:p text:style-name="P129">Java (Tested with Java 1.8.)</text:p>
        </text:list-item>
        <text:list-item>
          <text:p text:style-name="P129">Jack audio server<text:note text:id="ftn2" text:note-class="footnote"><text:note-citation>2</text:note-citation><text:note-body><text:p text:style-name="P74"><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8500304312384683536" text:style-name="Numbering_20_3">
        <text:list-item>
          <text:p text:style-name="P176"><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11121905630979" text:continue-numbering="true" text:style-name="Numbering_20_3">
        <text:list-item>
          <text:p text:style-name="P176"><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70" text:outline-level="2"/>
      <text:h text:style-name="P164" text:outline-level="1"><text:bookmark-start text:name="__RefHeading__7313_82437932"/>­Implementation<text:bookmark-end text:name="__RefHeading__7313_82437932"/></text:h>
      <text:h text:style-name="P171"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3"><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826846726826568935" text:style-name="L2">
        <text:list-item>
          <text:p text:style-name="P159">computes the absolute peak value,</text:p>
        </text:list-item>
        <text:list-item>
          <text:p text:style-name="P159">converts it from raw sample values to decibels,</text:p>
        </text:list-item>
        <text:list-item>
          <text:p text:style-name="P160">applies a stepping integrator (PPM ballistics),</text:p>
        </text:list-item>
        <text:list-item>
          <text:p text:style-name="P159">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5">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208851777053959192" text:style-name="L3">
        <text:list-item>
          <text:p text:style-name="P130"><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9">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31"><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31"><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2"><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5"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60"><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11121426019359" text:continue-list="list111121905630979" text:style-name="Numbering_20_3">
        <text:list-item>
          <text:p text:style-name="P177">Entering Push (). <text:s/>Number: 0</text:p>
        </text:list-item>
        <text:list-item>
          <text:p text:style-name="P177">Entering Pop <text:s/>(). <text:s/>Number: 0 <text:s text:c="4"/><text:span text:style-name="T51">&lt;--- Pop() should not be executed here.</text:span></text:p>
        </text:list-item>
        <text:list-item>
          <text:p text:style-name="P177">Exiting <text:s/>Push (). <text:s/>Number: 0 <text:s text:c="4"/><text:span text:style-name="T51">&lt;--- Number should be 1.</text:span></text:p>
        </text:list-item>
        <text:list-item>
          <text:p text:style-name="P177">Exiting <text:s/>Pop <text:s/>(). <text:s/>Number: 0</text:p>
        </text:list-item>
        <text:list-item>
          <text:p text:style-name="P177">Entering Push (). <text:s/>Number: 0 </text:p>
        </text:list-item>
        <text:list-item>
          <text:p text:style-name="P178">Entering Pop <text:s/>(). <text:s/>Number: 1</text:p>
        </text:list-item>
        <text:list-item>
          <text:p text:style-name="P177">Exiting <text:s/>Push (). <text:s/>Number: 0 </text:p>
        </text:list-item>
        <text:list-item>
          <text:p text:style-name="P177">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11121800664688"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74"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99">package ppm_java._dev.concept.example.multithread.wait;</text:p>
      <text:p text:style-name="P99"/>
      <text:p text:style-name="P99">public class THouse</text:p>
      <text:p text:style-name="P99">{</text:p>
      <text:p text:style-name="P99"><text:s text:c="4"/>private static final int <text:s text:c="7"/>gkNumVisitors <text:s text:c="2"/>= 5;</text:p>
      <text:p text:style-name="P99"><text:s text:c="4"/>private static final long <text:s text:c="6"/>gkTimeAudience <text:s/>= 1000;</text:p>
      <text:p text:style-name="P99"><text:s text:c="4"/></text:p>
      <text:p text:style-name="P99"><text:s text:c="4"/>public static void main (String[] args)</text:p>
      <text:p text:style-name="P99"><text:s text:c="4"/>{</text:p>
      <text:p text:style-name="P99"><text:s text:c="8"/>THouse <text:s text:c="13"/>house;</text:p>
      <text:p text:style-name="P99"><text:s text:c="8"/></text:p>
      <text:p text:style-name="P99"><text:s text:c="8"/>house = new THouse ();</text:p>
      <text:p text:style-name="P99"><text:s text:c="8"/>house.GetMeSomeVisitors ();</text:p>
      <text:p text:style-name="P99"><text:s text:c="4"/>}</text:p>
      <text:p text:style-name="P99"><text:s text:c="4"/></text:p>
      <text:p text:style-name="P99"><text:s text:c="4"/>private TVisitor[] <text:s text:c="13"/>fVisitors;</text:p>
      <text:p text:style-name="P99"><text:s text:c="4"/></text:p>
      <text:p text:style-name="P99"><text:s text:c="4"/>public THouse ()</text:p>
      <text:p text:style-name="P99"><text:s text:c="4"/>{</text:p>
      <text:p text:style-name="P99"><text:s text:c="8"/>int i;</text:p>
      <text:p text:style-name="P99"><text:s text:c="8"/></text:p>
      <text:p text:style-name="P99"><text:s text:c="8"/>fVisitors = new TVisitor [gkNumVisitors];</text:p>
      <text:p text:style-name="P99"><text:s text:c="8"/>for (i = 0; i &lt; gkNumVisitors; i++)</text:p>
      <text:p text:style-name="P99"><text:s text:c="8"/>{</text:p>
      <text:p text:style-name="P99"><text:s text:c="12"/>fVisitors[i] = new TVisitor (this, i);</text:p>
      <text:p text:style-name="P99"><text:s text:c="8"/>}</text:p>
      <text:p text:style-name="P99"><text:s text:c="4"/>}</text:p>
      <text:p text:style-name="P99"><text:s text:c="4"/></text:p>
      <text:p text:style-name="P99"><text:s text:c="4"/>public void GetMeSomeVisitors ()</text:p>
      <text:p text:style-name="P99"><text:s text:c="4"/>{</text:p>
      <text:p text:style-name="P99"><text:s text:c="8"/>int i;</text:p>
      <text:p text:style-name="P99"><text:s text:c="8"/></text:p>
      <text:p text:style-name="P99"><text:s text:c="8"/>for (i = 0; i &lt; gkNumVisitors; i++)</text:p>
      <text:p text:style-name="P99"><text:s text:c="8"/>{</text:p>
      <text:p text:style-name="P99"><text:s text:c="12"/>fVisitors[i].start ();</text:p>
      <text:p text:style-name="P99"><text:s text:c="8"/>}</text:p>
      <text:p text:style-name="P99"><text:s text:c="4"/>}</text:p>
      <text:p text:style-name="P99"/>
      <text:p text:style-name="P99"><text:s text:c="4"/>public synchronized void Visit (int id)</text:p>
      <text:p text:style-name="P99"><text:s text:c="4"/>{</text:p>
      <text:p text:style-name="P99"><text:s text:c="8"/>try {Thread.sleep (gkTimeAudience);} catch (InterruptedException e) {}</text:p>
      <text:p text:style-name="P99"><text:s text:c="4"/>}</text:p>
      <text:p text:style-name="P99">}</text:p>
      <text:p text:style-name="P98"/>
      <text:p text:style-name="Caption">Visitor:</text:p>
      <text:p text:style-name="P96"/>
      <text:p text:style-name="P99">package ppm_java._dev.concept.example.multithread.wait;</text:p>
      <text:p text:style-name="P99"/>
      <text:p text:style-name="P99">class TVisitor extends Thread</text:p>
      <text:p text:style-name="P99">{</text:p>
      <text:p text:style-name="P99"><text:s text:c="4"/>private THouse <text:s text:c="17"/>fHouse;</text:p>
      <text:p text:style-name="P99"><text:s text:c="4"/>private int <text:s text:c="20"/>fID;</text:p>
      <text:p text:style-name="P99"><text:s text:c="4"/>private String <text:s text:c="17"/>fPreamble;</text:p>
      <text:p text:style-name="P99"><text:s text:c="4"/></text:p>
      <text:p text:style-name="P99"><text:s text:c="4"/>public TVisitor (THouse house, int id)</text:p>
      <text:p text:style-name="P99"><text:s text:c="4"/>{</text:p>
      <text:p text:style-name="P99"><text:s text:c="8"/>fHouse <text:s text:c="9"/>= house;</text:p>
      <text:p text:style-name="P99"><text:s text:c="8"/>fID <text:s text:c="12"/>= id;</text:p>
      <text:p text:style-name="P99"><text:s text:c="8"/>fPreamble <text:s text:c="6"/>= "Visitor #" + fID;</text:p>
      <text:p text:style-name="P99"><text:s text:c="4"/>}</text:p>
      <text:p text:style-name="P99"/>
      <text:p text:style-name="P99"><text:s text:c="4"/>public void run ()</text:p>
      <text:p text:style-name="P99"><text:s text:c="4"/>{</text:p>
      <text:p text:style-name="P99"><text:s text:c="8"/>long <text:s text:c="11"/>t0;</text:p>
      <text:p text:style-name="P99"><text:s text:c="8"/>long <text:s text:c="11"/>t1;</text:p>
      <text:p text:style-name="P99"><text:s text:c="8"/>long <text:s text:c="11"/>dT;</text:p>
      <text:p text:style-name="P99"/>
      <text:p text:style-name="P99"><text:s text:c="8"/>t0 = System.currentTimeMillis ();</text:p>
      <text:p text:style-name="P99"><text:s text:c="8"/>fHouse.Visit (fID);</text:p>
      <text:p text:style-name="P99"><text:s text:c="8"/>t1 = System.currentTimeMillis ();</text:p>
      <text:p text:style-name="P99"><text:s text:c="8"/>dT = t1 - t0;</text:p>
      <text:p text:style-name="P99"><text:s text:c="8"/></text:p>
      <text:p text:style-name="P99"><text:s text:c="8"/>System.out.println (fPreamble + ": Had an audience! Time spent: " + dT + "ms.");</text:p>
      <text:p text:style-name="P99"><text:s text:c="4"/>}</text:p>
      <text:p text:style-name="P99">}</text:p>
      <text:p text:style-name="P97"/>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11120499533611" text:continue-numbering="true" text:style-name="Numbering_20_3">
        <text:list-item>
          <text:p text:style-name="P179">Visitor #0: Had an audience! Time spent: 1000ms. <text:s text:c="3"/><text:span text:style-name="T78">&lt;--- Thread #0 has a great deal: Zero wait time!</text:span></text:p>
        </text:list-item>
        <text:list-item>
          <text:p text:style-name="P179">Visitor #4: Had an audience! Time spent: 2000ms.</text:p>
        </text:list-item>
        <text:list-item>
          <text:p text:style-name="P179">Visitor #3: Had an audience! Time spent: 3000ms.</text:p>
        </text:list-item>
        <text:list-item>
          <text:p text:style-name="P179">Visitor #2: Had an audience! Time spent: 4000ms.</text:p>
        </text:list-item>
        <text:list-item>
          <text:p text:style-name="P179">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6"/>
      <text:p text:style-name="P100">package ppm_java._dev.concept.example.multithread.waitfree;</text:p>
      <text:p text:style-name="P100"/>
      <text:p text:style-name="P100">import java.util.concurrent.atomic.AtomicInteger;</text:p>
      <text:p text:style-name="P100"/>
      <text:p text:style-name="P100">public class THouse</text:p>
      <text:p text:style-name="P100">{</text:p>
      <text:p text:style-name="P100"><text:s text:c="4"/>private static final int <text:s text:c="7"/>gkNumVisitors <text:s text:c="2"/>= 5;</text:p>
      <text:p text:style-name="P100"><text:s text:c="4"/>private static final int <text:s text:c="7"/>gkTimeAudience <text:s/>= 1000;</text:p>
      <text:p text:style-name="P100"><text:s text:c="4"/>private static final int <text:s text:c="7"/>gkLocked <text:s text:c="7"/>= 1;</text:p>
      <text:p text:style-name="P100"><text:s text:c="4"/>private static final int <text:s text:c="7"/>gkUnlocked <text:s text:c="5"/>= 0;</text:p>
      <text:p text:style-name="P100"><text:s text:c="4"/></text:p>
      <text:p text:style-name="P100"><text:s text:c="4"/>public static void main (String[] args)</text:p>
      <text:p text:style-name="P100"><text:s text:c="4"/>{</text:p>
      <text:p text:style-name="P100"><text:s text:c="8"/>THouse <text:s text:c="13"/>house;</text:p>
      <text:p text:style-name="P100"><text:s text:c="8"/></text:p>
      <text:p text:style-name="P100"><text:s text:c="8"/>house = new THouse ();</text:p>
      <text:p text:style-name="P100"><text:s text:c="8"/>house.GetMeSomeVisitors ();</text:p>
      <text:p text:style-name="P100"><text:s text:c="4"/>}</text:p>
      <text:p text:style-name="P100"><text:s text:c="4"/></text:p>
      <text:p text:style-name="P100"><text:s text:c="4"/><text:span text:style-name="T52">private AtomicInteger <text:s text:c="10"/>fState;</text:span></text:p>
      <text:p text:style-name="P100"><text:s text:c="4"/>private TVisitor[] <text:s text:c="13"/>fVisitors;</text:p>
      <text:p text:style-name="P100"><text:s text:c="4"/></text:p>
      <text:p text:style-name="P100"><text:s text:c="4"/>public THouse ()</text:p>
      <text:p text:style-name="P100"><text:s text:c="4"/>{</text:p>
      <text:p text:style-name="P100"><text:s text:c="8"/>int i;</text:p>
      <text:p text:style-name="P100"><text:s text:c="8"/></text:p>
      <text:p text:style-name="P100"><text:s text:c="8"/><text:span text:style-name="T52">fState <text:s text:c="3"/>= new AtomicInteger (gkUnlocked);</text:span> <text:s/></text:p>
      <text:p text:style-name="P100"><text:s text:c="8"/>fVisitors = new TVisitor [gkNumVisitors];</text:p>
      <text:p text:style-name="P100"><text:s text:c="8"/>for (i = 0; i &lt; gkNumVisitors; i++)</text:p>
      <text:p text:style-name="P100"><text:s text:c="8"/>{</text:p>
      <text:p text:style-name="P100"><text:s text:c="12"/>fVisitors[i] = new TVisitor (this, i);</text:p>
      <text:p text:style-name="P100"><text:s text:c="8"/>}</text:p>
      <text:p text:style-name="P100"><text:s text:c="4"/>}</text:p>
      <text:p text:style-name="P100"><text:s text:c="4"/></text:p>
      <text:p text:style-name="P100"><text:s text:c="4"/>public void GetMeSomeVisitors ()</text:p>
      <text:p text:style-name="P100"><text:s text:c="4"/>{</text:p>
      <text:p text:style-name="P100"><text:s text:c="8"/>int i;</text:p>
      <text:p text:style-name="P100"><text:s text:c="8"/></text:p>
      <text:p text:style-name="P100"><text:s text:c="8"/>for (i = 0; i &lt; gkNumVisitors; i++)</text:p>
      <text:p text:style-name="P100"><text:s text:c="8"/>{</text:p>
      <text:p text:style-name="P100"><text:s text:c="12"/>fVisitors[i].start ();</text:p>
      <text:p text:style-name="P100"><text:s text:c="8"/>}</text:p>
      <text:p text:style-name="P100"><text:s text:c="4"/>}</text:p>
      <text:p text:style-name="P100"/>
      <text:p text:style-name="P100"><text:s text:c="4"/>public boolean Visit (int id)</text:p>
      <text:p text:style-name="P100"><text:s text:c="4"/>{</text:p>
      <text:p text:style-name="P100"><text:s text:c="8"/>boolean isSuccess;</text:p>
      <text:p text:style-name="P100"><text:s text:c="8"/></text:p>
      <text:p text:style-name="P100"><text:s text:c="8"/><text:span text:style-name="T52">isSuccess = fState.compareAndSet (gkUnlocked, gkLocked);</text:span></text:p>
      <text:p text:style-name="P100"><text:s text:c="8"/><text:span text:style-name="T52">if (isSuccess)</text:span></text:p>
      <text:p text:style-name="P100"><text:s text:c="8"/><text:span text:style-name="T52">{</text:span></text:p>
      <text:p text:style-name="P100"><text:s text:c="12"/>try {Thread.sleep (gkTimeAudience);} catch (InterruptedException e) {}</text:p>
      <text:p text:style-name="P100"><text:s text:c="12"/><text:span text:style-name="T52">fState.getAndSet (gkUnlocked); <text:s text:c="7"/>// </text:span><text:span text:style-name="T53">atomic setting</text:span></text:p>
      <text:p text:style-name="P100"><text:s text:c="8"/><text:span text:style-name="T52">}</text:span></text:p>
      <text:p text:style-name="P100"><text:s text:c="8"/></text:p>
      <text:p text:style-name="P100"><text:s text:c="8"/>return isSuccess;</text:p>
      <text:p text:style-name="P100"><text:s text:c="4"/>}</text:p>
      <text:p text:style-name="P100">}</text:p>
      <text:p text:style-name="P96"/>
      <text:p text:style-name="P118">Visitor:</text:p>
      <text:p text:style-name="P112"/>
      <text:p text:style-name="P101">package ppm_java._dev.concept.example.multithread.waitfree;</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text:s text:c="4"/></text:p>
      <text:p text:style-name="P101"><text:s text:c="4"/>public void run ()</text:p>
      <text:p text:style-name="P101"><text:s text:c="4"/>{</text:p>
      <text:p text:style-name="P101"><text:s text:c="8"/>long <text:s text:c="11"/>t0;</text:p>
      <text:p text:style-name="P101"><text:soft-page-break/><text:s text:c="8"/>long <text:s text:c="11"/>t1;</text:p>
      <text:p text:style-name="P101"><text:s text:c="8"/>long <text:s text:c="11"/>dT;</text:p>
      <text:p text:style-name="P101"><text:s text:c="8"/>long <text:s text:c="11"/>tTot;</text:p>
      <text:p text:style-name="P101"><text:s text:c="8"/>boolean <text:s text:c="8"/>isSuccess;</text:p>
      <text:p text:style-name="P101"/>
      <text:p text:style-name="P101"><text:s text:c="8"/>tTot = 0;</text:p>
      <text:p text:style-name="P101"><text:s text:c="8"/>do</text:p>
      <text:p text:style-name="P101"><text:s text:c="8"/>{</text:p>
      <text:p text:style-name="P101"><text:s text:c="12"/>t0 <text:s text:c="7"/>= System.currentTimeMillis ();</text:p>
      <text:p text:style-name="P101"><text:s text:c="12"/><text:span text:style-name="T52">isSuccess = fHouse.Visit (fID); <text:s text:c="3"/>// </text:span><text:span text:style-name="T54">Costs next to no time if fHouse is busy, i.e. no suspen</text:span><text:span text:style-name="T55">ding</text:span><text:span text:style-name="T54">!</text:span></text:p>
      <text:p text:style-name="P101"><text:s text:c="12"/>t1 <text:s text:c="7"/>= System.currentTimeMillis ();</text:p>
      <text:p text:style-name="P101"><text:s text:c="12"/>dT <text:s text:c="7"/>= t1 - t0;</text:p>
      <text:p text:style-name="P101"><text:s text:c="12"/>tTot <text:s text:c="4"/>+= dT;</text:p>
      <text:p text:style-name="P101"><text:s text:c="12"/>if (isSuccess)</text:p>
      <text:p text:style-name="P101"><text:s text:c="12"/>{</text:p>
      <text:p text:style-name="P101"><text:s text:c="16"/>System.out.println (fPreamble + ": Had an audience! Time spent (total): " + tTot + "ms.");</text:p>
      <text:p text:style-name="P101"><text:s text:c="12"/>}</text:p>
      <text:p text:style-name="P101"><text:s text:c="12"/>else</text:p>
      <text:p text:style-name="P101"><text:s text:c="12"/>{</text:p>
      <text:p text:style-name="P101"><text:s text:c="16"/>// <text:span text:style-name="T69">Couldn't get an audience this time. At least, my thread is not</text:span></text:p>
      <text:p text:style-name="P102"><text:s text:c="16"/>// suspended. I'll go and do something else and try again later. </text:p>
      <text:p text:style-name="P101"><text:s text:c="16"/>try {Thread.sleep (500);} catch (InterruptedException e) {}</text:p>
      <text:p text:style-name="P101"><text:s text:c="12"/>}</text:p>
      <text:p text:style-name="P101"><text:s text:c="8"/>}</text:p>
      <text:p text:style-name="P101"><text:s text:c="8"/>while (! isSuccess);</text:p>
      <text:p text:style-name="P101"><text:s text:c="4"/>}</text:p>
      <text:p text:style-name="P101">}</text:p>
      <text:p text:style-name="P95"/>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2">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11121732308033" text:continue-numbering="true" text:style-name="Numbering_20_3">
        <text:list-item>
          <text:p text:style-name="P180">Visitor: 1: Had an audience! Time spent (total): 1000ms.</text:p>
        </text:list-item>
        <text:list-item>
          <text:p text:style-name="P181">Visitor: 0: Had an audience! Time spent (total): 1000ms.</text:p>
        </text:list-item>
        <text:list-item>
          <text:p text:style-name="P181">Visitor: 2: Had an audience! Time spent (total): 1000ms.</text:p>
        </text:list-item>
        <text:list-item>
          <text:p text:style-name="P181">Visitor: 3: Had an audience! Time spent (total): 1001ms.</text:p>
        </text:list-item>
        <text:list-item>
          <text:p text:style-name="P181">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6"><text:span text:style-name="Internet_20_link">https://www.ibm.com/developerworks/library/j-threads1</text:span></text:p><text:p text:style-name="P77"><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3">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7"><text:soft-page-break/>Main program:</text:p>
      <text:p text:style-name="P107"/>
      <text:p text:style-name="P107">package ppm_java._dev.concept.example.multithread.waitfree_testsafe;</text:p>
      <text:p text:style-name="P107"/>
      <text:p text:style-name="P107">import java.util.concurrent.atomic.AtomicInteger;</text:p>
      <text:p text:style-name="P107"/>
      <text:p text:style-name="P107">public class TDev_Example_multithread_waitfree_safe</text:p>
      <text:p text:style-name="P107">{</text:p>
      <text:p text:style-name="P107"><text:s text:c="4"/>private static final int <text:s text:c="11"/>gkLocked <text:s text:c="7"/>= 1;</text:p>
      <text:p text:style-name="P107"><text:s text:c="4"/>private static final int <text:s text:c="11"/>gkUnlocked <text:s text:c="5"/>= 0;</text:p>
      <text:p text:style-name="P107"><text:s text:c="4"/></text:p>
      <text:p text:style-name="P107"><text:s text:c="4"/>public static void main (String[] args)</text:p>
      <text:p text:style-name="P107"><text:s text:c="4"/>{</text:p>
      <text:p text:style-name="P107"><text:s text:c="8"/>TDev_Example_multithread_waitfree_safe <text:s text:c="12"/>unsafeClient;</text:p>
      <text:p text:style-name="P107"><text:s text:c="8"/></text:p>
      <text:p text:style-name="P107"><text:s text:c="8"/>unsafeClient = new TDev_Example_multithread_waitfree_safe ();</text:p>
      <text:p text:style-name="P107"><text:s text:c="8"/>unsafeClient.start ();</text:p>
      <text:p text:style-name="P107"><text:s text:c="4"/>}</text:p>
      <text:p text:style-name="P107"><text:s text:c="4"/></text:p>
      <text:p text:style-name="P107"><text:s text:c="4"/>private AtomicInteger <text:s text:c="14"/>fState;</text:p>
      <text:p text:style-name="P107"><text:s text:c="4"/>private TThreadConsumer <text:s text:c="12"/>fConsumer;</text:p>
      <text:p text:style-name="P107"><text:s text:c="4"/>private TThreadProducer <text:s text:c="12"/>fProducer;</text:p>
      <text:p text:style-name="P107"><text:s text:c="4"/>private int <text:s text:c="24"/>fValue;</text:p>
      <text:p text:style-name="P107"><text:s text:c="4"/></text:p>
      <text:p text:style-name="P108"><text:s text:c="4"/>public TDev_Example_multithread_waitfree_safe ()</text:p>
      <text:p text:style-name="P108"><text:s text:c="4"/>{</text:p>
      <text:p text:style-name="P108"><text:s text:c="8"/>fConsumer <text:s text:c="2"/>= new TThreadConsumer (this);</text:p>
      <text:p text:style-name="P108"><text:s text:c="8"/>fProducer <text:s text:c="2"/>= new TThreadProducer (this);</text:p>
      <text:p text:style-name="P108"><text:s text:c="8"/>fValue <text:s text:c="5"/>= 0;</text:p>
      <text:p text:style-name="P108"><text:s text:c="8"/>fState <text:s text:c="5"/>= new AtomicInteger (gkUnlocked);</text:p>
      <text:p text:style-name="P108"><text:s text:c="4"/>}</text:p>
      <text:p text:style-name="P108"/>
      <text:p text:style-name="P108"><text:s text:c="4"/>public void start ()</text:p>
      <text:p text:style-name="P108"><text:s text:c="4"/>{</text:p>
      <text:p text:style-name="P108"><text:s text:c="8"/>fConsumer.start ();</text:p>
      <text:p text:style-name="P108"><text:s text:c="8"/>fProducer.start ();</text:p>
      <text:p text:style-name="P108"><text:s text:c="4"/>}</text:p>
      <text:p text:style-name="P108"><text:s text:c="4"/></text:p>
      <text:p text:style-name="P108"><text:s text:c="4"/>public boolean Pop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op <text:s/>(). <text:s/>Number: " + fValue);</text:p>
      <text:p text:style-name="P108"><text:s text:c="12"/>if (fValue &gt; 0)</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op <text:s/>().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s text:c="4"/></text:p>
      <text:p text:style-name="P108"><text:s text:c="4"/>public boolean Push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ush (). <text:s/>Number: " + fValue);</text:p>
      <text:p text:style-name="P108"><text:s text:c="12"/>if (fValue &lt; 1)</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ush ().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p>
      <text:p text:style-name="P113"/>
      <text:p text:style-name="Caption">Producer:</text:p>
      <text:p text:style-name="P110"><text:soft-page-break/></text:p>
      <text:p text:style-name="P109">package ppm_java._dev.concept.example.multithread.waitfree_testsafe;</text:p>
      <text:p text:style-name="P109"/>
      <text:p text:style-name="P109">/**</text:p>
      <text:p text:style-name="P109"><text:s/>* @author peter</text:p>
      <text:p text:style-name="P109"><text:s/>*/</text:p>
      <text:p text:style-name="P109">class TThreadProduc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Producer (TDev_Example_multithread_waitfree_safe host)</text:p>
      <text:p text:style-name="P109"><text:s text:c="4"/>{</text:p>
      <text:p text:style-name="P109"><text:s text:c="8"/>fHost = host;</text:p>
      <text:p text:style-name="P109"><text:s text:c="4"/>}</text:p>
      <text:p text:style-name="P109"/>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ush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Producer finished!");</text:p>
      <text:p text:style-name="P109"><text:s text:c="4"/>}</text:p>
      <text:p text:style-name="P109">}</text:p>
      <text:p text:style-name="P110"/>
      <text:p text:style-name="P117">Consumer:</text:p>
      <text:p text:style-name="P110"/>
      <text:p text:style-name="P109">package ppm_java._dev.concept.example.multithread.waitfree_testsafe;</text:p>
      <text:p text:style-name="P109"/>
      <text:p text:style-name="P109">/**</text:p>
      <text:p text:style-name="P109"><text:s/>* @author peter</text:p>
      <text:p text:style-name="P109"><text:s/>*/</text:p>
      <text:p text:style-name="P109">class TThreadConsum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Consumer (TDev_Example_multithread_waitfree_safe host)</text:p>
      <text:p text:style-name="P109"><text:s text:c="4"/>{</text:p>
      <text:p text:style-name="P109"><text:s text:c="8"/>fHost = host;</text:p>
      <text:p text:style-name="P109"><text:s text:c="4"/>}</text:p>
      <text:p text:style-name="P109"><text:s text:c="4"/></text:p>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20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op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Consumer finished!");</text:p>
      <text:p text:style-name="P109"><text:s text:c="4"/>}</text:p>
      <text:p text:style-name="P109">}</text:p>
      <text:p text:style-name="P110"/>
      <text:p text:style-name="P21">The program output <text:span text:style-name="T79">shows two well behaved threads:</text:span></text:p>
      <text:list xml:id="list111120356874046" text:continue-numbering="true" text:style-name="Numbering_20_3">
        <text:list-item>
          <text:p text:style-name="P182"><text:soft-page-break/>Entering <text:s text:c="4"/>Pop <text:s/>(). <text:s/>Number: 0</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ush (). <text:s/>Number: 1</text:p>
        </text:list-item>
        <text:list-item>
          <text:p text:style-name="P182"><text:s text:c="4"/>Exiting <text:s/>Push (). <text:s/>Number: 1</text:p>
        </text:list-item>
        <text:list-item>
          <text:p text:style-name="P182">Entering <text:s text:c="4"/>Push (). <text:s/>Number: 1</text:p>
        </text:list-item>
        <text:list-item>
          <text:p text:style-name="P182"><text:s text:c="4"/>Exiting <text:s/>Push (). <text:s/>Number: 1</text:p>
        </text:list-item>
        <text:list-item>
          <text:p text:style-name="P182">Entering <text:s text:c="4"/>Pop <text:s/>(). <text:s/>Number: 1</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op <text:s/>(). <text:s/>Number: 1</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ush (). <text:s/>Number: 1</text:p>
        </text:list-item>
        <text:list-item>
          <text:p text:style-name="P182"><text:s text:c="4"/>Exiting <text:s/>Push (). <text:s/>Number: 1</text:p>
        </text:list-item>
        <text:list-item>
          <text:p text:style-name="P182">Entering <text:s text:c="4"/>Push (). <text:s/>Number: 1</text:p>
        </text:list-item>
        <text:list-item>
          <text:p text:style-name="P182"><text:s text:c="4"/>Exiting <text:s/>Push (). <text:s/>Number: 1</text:p>
        </text:list-item>
        <text:list-item>
          <text:p text:style-name="P182">Entering <text:s text:c="4"/>Pop <text:s/>(). <text:s/>Number: 1</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op <text:s/>(). <text:s/>Number: 1</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op <text:s/>(). <text:s/>Number: 1</text:p>
        </text:list-item>
        <text:list-item>
          <text:p text:style-name="P182"><text:s text:c="4"/>Exiting <text:s/>Pop <text:s/>(). <text:s/>Number: 0</text:p>
        </text:list-item>
        <text:list-item>
          <text:p text:style-name="P182">Entering <text:s text:c="4"/>Push (). <text:s/>Number: 0</text:p>
        </text:list-item>
        <text:list-item>
          <text:p text:style-name="P182"><text:s text:c="4"/>Exiting <text:s/>Push (). <text:s/>Number: 1</text:p>
        </text:list-item>
        <text:list-item>
          <text:p text:style-name="P182">Entering <text:s text:c="4"/>Pop <text:s/>(). <text:s/>Number: 1</text:p>
        </text:list-item>
        <text:list-item>
          <text:p text:style-name="P182">Producer finished!</text:p>
        </text:list-item>
        <text:list-item>
          <text:p text:style-name="P182"><text:s text:c="4"/>Exiting <text:s/>Pop <text:s/>(). <text:s/>Number: 0</text:p>
        </text:list-item>
        <text:list-item>
          <text:p text:style-name="P182">Entering <text:s text:c="4"/>Pop <text:s/>(). <text:s/>Number: 0</text:p>
        </text:list-item>
        <text:list-item>
          <text:p text:style-name="P182"><text:s text:c="4"/>Exiting <text:s/>Pop <text:s/>(). <text:s/>Number: 0</text:p>
        </text:list-item>
        <text:list-item>
          <text:p text:style-name="P182">Entering <text:s text:c="4"/>Pop <text:s/>(). <text:s/>Number: 0</text:p>
        </text:list-item>
        <text:list-item>
          <text:p text:style-name="P182"><text:s text:c="4"/>Exiting <text:s/>Pop <text:s/>(). <text:s/>Number: 0</text:p>
        </text:list-item>
        <text:list-item>
          <text:p text:style-name="P182">Entering <text:s text:c="4"/>Pop <text:s/>(). <text:s/>Number: 0</text:p>
        </text:list-item>
        <text:list-item>
          <text:p text:style-name="P182"><text:s text:c="4"/>Exiting <text:s/>Pop <text:s/>(). <text:s/>Number: 0</text:p>
        </text:list-item>
        <text:list-item>
          <text:p text:style-name="P182">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4">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2">Synchronized</text:p>
          </table:table-cell>
          <table:table-cell table:style-name="Table3.B1" office:value-type="string">
            <text:p text:style-name="P92">Wait-free lock</text:p>
          </table:table-cell>
        </table:table-row>
        <table:table-row>
          <table:table-cell table:style-name="Table3.A2" office:value-type="string">
            <text:p text:style-name="P93">Threadsafe part:</text:p>
            <text:p text:style-name="src-listing"/>
            <text:p text:style-name="P103">public class X</text:p>
            <text:p text:style-name="P103">{</text:p>
            <text:p text:style-name="P103"><text:s text:c="4"/>public X ()</text:p>
            <text:p text:style-name="P103"><text:s text:c="4"/>{</text:p>
            <text:p text:style-name="P103"><text:s text:c="4"/>}</text:p>
            <text:p text:style-name="P103"/>
            <text:p text:style-name="P103"><text:s text:c="4"/>public synchronized void Do_Threadsafe_thing ()</text:p>
            <text:p text:style-name="P103"><text:s text:c="4"/>{</text:p>
            <text:p text:style-name="P103"><text:s text:c="8"/>/<text:span text:style-name="T81">* The payload */</text:span></text:p>
            <text:p text:style-name="P103"><text:s text:c="8"/>Do_Work ();</text:p>
            <text:p text:style-name="P103"><text:s text:c="4"/>}</text:p>
            <text:p text:style-name="P103">}</text:p>
            <text:p text:style-name="P106">0.30 cm</text:p>
          </table:table-cell>
          <table:table-cell table:style-name="Table3.B2" office:value-type="string">
            <text:p text:style-name="P93">Threadsafe part:</text:p>
            <text:p text:style-name="src-listing"/>
            <text:p text:style-name="P103">import java.util.concurrent.atomic.AtomicInteger;</text:p>
            <text:p text:style-name="P103"/>
            <text:p text:style-name="P103">public class X</text:p>
            <text:p text:style-name="P103">{</text:p>
            <text:p text:style-name="P103"><text:s text:c="4"/>private AtomicInteger <text:s text:c="14"/>fState;</text:p>
            <text:p text:style-name="P103"><text:s text:c="4"/></text:p>
            <text:p text:style-name="P103"><text:s text:c="4"/>public X ()</text:p>
            <text:p text:style-name="P103"><text:s text:c="4"/>{</text:p>
            <text:p text:style-name="P103"><text:s text:c="8"/>fState = new AtomicInteger (0);</text:p>
            <text:p text:style-name="P103"><text:s text:c="4"/>}</text:p>
            <text:p text:style-name="P103"/>
            <text:p text:style-name="P103"><text:s text:c="4"/>public boolean Do_Threadsafe_thing ()</text:p>
            <text:p text:style-name="P103"><text:s text:c="4"/>{</text:p>
            <text:p text:style-name="P103"><text:s text:c="8"/>boolean success;</text:p>
            <text:p text:style-name="P103"><text:s text:c="8"/></text:p>
            <text:p text:style-name="P103"><text:s text:c="8"/>/<text:span text:style-name="T80">* Lockdown if unlocked */</text:span></text:p>
            <text:p text:style-name="P103"><text:s text:c="8"/>success = fState.compareAndSet (0, 1);</text:p>
            <text:p text:style-name="P103"/>
            <text:p text:style-name="P103"><text:s text:c="8"/>if (success)</text:p>
            <text:p text:style-name="P103"><text:s text:c="8"/>{</text:p>
            <text:p text:style-name="P103"><text:s text:c="12"/>/<text:span text:style-name="T80">* The payload */</text:span></text:p>
            <text:p text:style-name="P103"><text:s text:c="12"/>Do_Work ();</text:p>
            <text:p text:style-name="P103"/>
            <text:p text:style-name="P103"><text:s text:c="12"/>/<text:span text:style-name="T80">* Unlock critical section */</text:span></text:p>
            <text:p text:style-name="P103"><text:s text:c="12"/>fState.getAndSet (<text:span text:style-name="T80">0</text:span>);</text:p>
            <text:p text:style-name="P103"><text:s text:c="8"/>}</text:p>
            <text:p text:style-name="P103"><text:s text:c="8"/></text:p>
            <text:p text:style-name="P103"><text:s text:c="8"/>/<text:span text:style-name="T80">* Tell client thread whether work done */</text:span></text:p>
            <text:p text:style-name="P103"><text:s text:c="8"/>return success;</text:p>
            <text:p text:style-name="P103"><text:s text:c="4"/>}</text:p>
            <text:p text:style-name="P103"><text:soft-page-break/>}</text:p>
            <text:p text:style-name="src-listing"/>
          </table:table-cell>
        </table:table-row>
        <table:table-row>
          <table:table-cell table:style-name="Table3.A2" office:value-type="string">
            <text:p text:style-name="P9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4">}</text:p>
          </table:table-cell>
          <table:table-cell table:style-name="Table3.B2" office:value-type="string">
            <text:p text:style-name="P9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4"><text:s text:c="12"/>try</text:p>
            <text:p text:style-name="P104"><text:s text:c="12"/>{ <text:s text:c="2"/>/<text:span text:style-name="T81">* Thread puts itself to sleep </text:span></text:p>
            <text:p text:style-name="P105"><text:s text:c="19"/>so that we don't get a</text:p>
            <text:p text:style-name="P105"><text:s text:c="19"/>runaway thread freezing the </text:p>
            <text:p text:style-name="P105"><text:s text:c="19"/>machine. */</text:p>
            <text:p text:style-name="P104"><text:s text:c="16"/>Thread.sleep (yieldTime);</text:p>
            <text:p text:style-name="P104"><text:s text:c="12"/>}</text:p>
            <text:p text:style-name="P104"><text:s text:c="12"/><text:span text:style-name="T81">catch (InterruptedException e)</text:span></text:p>
            <text:p text:style-name="P104"><text:s text:c="12"/><text:span text:style-name="T81">{</text:span></text:p>
            <text:p text:style-name="P104"><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66"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80">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1"><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5"><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2">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5217524754813113137" text:style-name="L4">
        <text:list-item>
          <text:p text:style-name="P133"><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4"><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5"><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3">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2855153404198461008" text:style-name="L5">
        <text:list-item>
          <text:p text:style-name="P136">For the audio driver, the update frequency depends on the sample rate and the size<text:note text:id="ftn17" text:note-class="footnote"><text:note-citation>17</text:note-citation><text:note-body><text:p text:style-name="P66"><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7"><text:span text:style-name="T88">For the display engine, the update frequency is initially 30 display updates per second</text:span><text:span text:style-name="T88"><text:note text:id="ftn18" text:note-class="footnote"><text:note-citation>18</text:note-citation><text:note-body><text:p text:style-name="P67">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2654261187238805438" text:style-name="L6">
        <text:list-item>
          <text:p text:style-name="P138"><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38"><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8"><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2">That's just the immediate dealing with a contention on the <text:span text:style-name="T70">TAtomicBuffer</text:span> side - the client has to still do additional steps to reduce contentions over time.</text:p></text:note-body></text:note></text:span><text:span text:style-name="T88">:</text:span></text:p>
      <text:list xml:id="list8648690923986220747" text:style-name="L7">
        <text:list-item>
          <text:p text:style-name="P139">Overrun.</text:p>
        </text:list-item>
      </text:list>
      <text:list xml:id="list2069750653244003787" text:style-name="L8">
        <text:list-item>
          <text:p text:style-name="P161"><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8">New data always takes priority over old data. Therefore we simply drop any uncollected data.</text:p></text:note-body></text:note></text:span><text:span text:style-name="T88">.</text:span></text:p>
        </text:list-item>
        <text:list-item>
          <text:p text:style-name="P162">Increment overrun counter.</text:p>
        </text:list-item>
      </text:list>
      <text:list xml:id="list6208517120481057038" text:style-name="L9">
        <text:list-item>
          <text:p text:style-name="P140">Underrun.</text:p>
        </text:list-item>
      </text:list>
      <text:list xml:id="list2365446029308593944" text:style-name="L10">
        <text:list-item>
          <text:p text:style-name="P141">Return new empty <text:span text:style-name="Source_20_Text">FloatBuffer</text:span> or <text:span text:style-name="Source_20_Text">null</text:span><text:note text:id="ftn21" text:note-class="footnote"><text:note-citation>21</text:note-citation><text:note-body><text:p text:style-name="P69">Depending on the <text:span text:style-name="T70">ifInvalidPolicy</text:span>.</text:p></text:note-body></text:note> <text:span text:style-name="T123">to the consumer</text:span>.</text:p>
        </text:list-item>
        <text:list-item>
          <text:p text:style-name="P141">Increment underrun counter.</text:p>
        </text:list-item>
      </text:list>
      <text:list xml:id="list5577902165895608864" text:style-name="L11">
        <text:list-item>
          <text:p text:style-name="P142">Thread contention.</text:p>
        </text:list-item>
      </text:list>
      <text:list xml:id="list6088084716467048059" text:style-name="L12">
        <text:list-item>
          <text:p text:style-name="P143">Skip any data setting or getting, i.e.</text:p>
        </text:list-item>
      </text:list>
      <text:list xml:id="list2142575312980879346" text:style-name="L13">
        <text:list-item>
          <text:p text:style-name="P144">For the producer, drop the new data.</text:p>
        </text:list-item>
        <text:list-item>
          <text:p text:style-name="P144">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70">ditto</text:p></text:note-body></text:note></text:span><text:span text:style-name="T100">.</text:span></text:p>
        </text:list-item>
      </text:list>
      <text:list xml:id="list111122138439726" text:continue-list="list6088084716467048059" text:style-name="L12">
        <text:list-item>
          <text:p text:style-name="P143">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1">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9166584125902388312" text:style-name="L14">
        <text:list-item>
          <text:p text:style-name="P145"><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5"><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5">We already use a dedicated library<text:note text:id="ftn24" text:note-class="footnote"><text:note-citation>24</text:note-citation><text:note-body><text:p text:style-name="P78">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79"><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1"/>
      <text:p text:style-name="P111">package ppm_java._dev.concept.trial.JJack;</text:p>
      <text:p text:style-name="P111"/>
      <text:p text:style-name="P111">import... /<text:span text:style-name="T18">* Various imports */</text:span></text:p>
      <text:p text:style-name="P111"/>
      <text:p text:style-name="P111">/**</text:p>
      <text:p text:style-name="P111"><text:s/>* Loads the JJack driver, connects to a running instance of JackD and prints</text:p>
      <text:p text:style-name="P111"><text:s/>* the peak of every incoming frame to stdout.</text:p>
      <text:p text:style-name="P111"><text:s/>* </text:p>
      <text:p text:style-name="P111"><text:s/>* @author peter</text:p>
      <text:p text:style-name="P111"><text:s/>*/</text:p>
      <text:p text:style-name="P111">public class TDev_Trial_JJack_process_01 implements JJackAudioProcessor</text:p>
      <text:p text:style-name="P111">{</text:p>
      <text:p text:style-name="P111"><text:s text:c="4"/><text:span text:style-name="T16">public static void main (String[] arge) {</text:span>/<text:span text:style-name="T16">* Setup stuff... */}</text:span></text:p>
      <text:p text:style-name="P111"/>
      <text:p text:style-name="P111"><text:s text:c="4"/>private int fIFrame = 0;</text:p>
      <text:p text:style-name="P111"><text:s text:c="4"/>public TDev_Trial_JJack_process_01 ()</text:p>
      <text:p text:style-name="P111"><text:s text:c="4"/>{</text:p>
      <text:p text:style-name="P111"><text:s text:c="8"/>fIFrame = 0;</text:p>
      <text:p text:style-name="P111"><text:s text:c="4"/>}</text:p>
      <text:p text:style-name="P111"><text:s text:c="4"/></text:p>
      <text:p text:style-name="P111"><text:s text:c="4"/>public void process (JJackAudioEvent e)</text:p>
      <text:p text:style-name="P111"><text:s text:c="4"/>{</text:p>
      <text:p text:style-name="P111"><text:s text:c="8"/>FloatBuffer <text:s text:c="8"/>inBuf;</text:p>
      <text:p text:style-name="P111"><text:s text:c="8"/>int <text:s text:c="16"/>nSamples;</text:p>
      <text:p text:style-name="P111"><text:s text:c="8"/>int <text:s text:c="16"/>i;</text:p>
      <text:p text:style-name="P111"><text:s text:c="8"/>float <text:s text:c="14"/>s;</text:p>
      <text:p text:style-name="P111"><text:s text:c="8"/>float <text:s text:c="14"/>sRect;</text:p>
      <text:p text:style-name="P111"><text:s text:c="8"/>float <text:s text:c="14"/>peak;</text:p>
      <text:p text:style-name="P111"><text:s text:c="8"/></text:p>
      <text:p text:style-name="P111"/>
      <text:p text:style-name="P111"><text:s text:c="8"/>fIFrame++;</text:p>
      <text:p text:style-name="P111"><text:s text:c="8"/>inBuf <text:s text:c="6"/>= e.getInput (0);</text:p>
      <text:p text:style-name="P111"><text:s text:c="8"/>nSamples <text:s text:c="3"/>= inBuf.limit ();</text:p>
      <text:p text:style-name="P111"><text:s text:c="8"/>peak <text:s text:c="7"/>= 0;</text:p>
      <text:p text:style-name="P111"><text:s text:c="8"/>for (i = 0; i &lt; nSamples; i++)</text:p>
      <text:p text:style-name="P111"><text:s text:c="8"/>{</text:p>
      <text:p text:style-name="P111"><text:s text:c="12"/>/* Get next sample. */</text:p>
      <text:p text:style-name="P111"><text:s text:c="12"/>s = inBuf.get (i);</text:p>
      <text:p text:style-name="P111"><text:s text:c="12"/></text:p>
      <text:p text:style-name="P111"><text:s text:c="12"/>/* Rectify (i.e. mirror a negative sample to it's positive opposite). */</text:p>
      <text:p text:style-name="P111"><text:s text:c="12"/>sRect = (s &lt; 0) <text:s/>? <text:s/>-s : s;</text:p>
      <text:p text:style-name="P111"><text:s text:c="12"/></text:p>
      <text:p text:style-name="P111"><text:s text:c="12"/>/* Determine peak value. */</text:p>
      <text:p text:style-name="P111"><text:s text:c="12"/>peak = (sRect &gt; peak) <text:s/>? <text:s/>sRect : peak;</text:p>
      <text:p text:style-name="P111"><text:s text:c="8"/>}</text:p>
      <text:p text:style-name="P111"><text:s text:c="8"/>System.out.println ("Frame: " + fIFrame + "; Peak value (abs): " + peak + ".");</text:p>
      <text:p text:style-name="P111"><text:s text:c="4"/>}</text:p>
      <text:p text:style-name="P111">}</text:p>
      <text:p text:style-name="P111"/>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11121110771971" text:continue-list="list111120356874046" text:style-name="Numbering_20_3">
        <text:list-item>
          <text:p text:style-name="P183">native jjack library loaded using system library path</text:p>
        </text:list-item>
        <text:list-item>
          <text:p text:style-name="P183">natively registering jack client "JJack"</text:p>
        </text:list-item>
        <text:list-item>
          <text:p text:style-name="P183">jack_client_new: deprecated</text:p>
        </text:list-item>
        <text:list-item>
          <text:p text:style-name="P183">using 2 input ports, 2 output ports</text:p>
        </text:list-item>
        <text:list-item>
          <text:p text:style-name="P183">Frame: 1; Peak value (abs): 0.0. <text:s text:c="122"/></text:p>
        </text:list-item>
        <text:list-item>
          <text:p text:style-name="P183">Frame: 2; Peak value (abs): 0.0. <text:s text:c="122"/></text:p>
        </text:list-item>
        <text:list-item>
          <text:p text:style-name="P183">Frame: 3; Peak value (abs): 0.0. <text:s text:c="122"/></text:p>
        </text:list-item>
        <text:list-item>
          <text:p text:style-name="P183">Frame: 4; Peak value (abs): 0.042320143. <text:s text:c="114"/></text:p>
        </text:list-item>
        <text:list-item>
          <text:p text:style-name="P183">Frame: 5; Peak value (abs): 0.036235876. <text:s text:c="114"/></text:p>
        </text:list-item>
        <text:list-item>
          <text:p text:style-name="P183">Frame: 6; Peak value (abs): 0.038238987. <text:s text:c="114"/></text:p>
        </text:list-item>
        <text:list-item>
          <text:p text:style-name="P183">Frame: 7; Peak value (abs): 0.038017016. <text:s text:c="114"/></text:p>
        </text:list-item>
        <text:list-item>
          <text:p text:style-name="P183">Frame: 8; Peak value (abs): 0.04076365. <text:s text:c="115"/></text:p>
        </text:list-item>
        <text:list-item>
          <text:p text:style-name="P183">Frame: 9; Peak value (abs): 0.022242684. <text:s text:c="114"/></text:p>
        </text:list-item>
        <text:list-item>
          <text:p text:style-name="P183">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146"><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146"><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9203289858117737010" text:style-name="L15">
        <text:list-item>
          <text:p text:style-name="P148">A module class extends the base class <text:span text:style-name="Source_20_Text">VAudioProcessor</text:span>.</text:p>
        </text:list-item>
        <text:list-item>
          <text:p text:style-name="P148">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47"><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149">Modules can be designed in many ways (the framework offers a lot of flexibility). However, to avoid chaos, this project keeps to the following practice:</text:p>
      <text:list xml:id="list2986324600700055004" text:style-name="L16">
        <text:list-item>
          <text:p text:style-name="P150">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51"><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53"><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52"><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54"><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94"><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19"><text:span text:style-name="Definition">Class:</text:span><text:tab/><text:span text:style-name="Source_20_Text">TAudioContext_JackD</text:span></text:p>
            <text:p text:style-name="P119"><text:span text:style-name="Definition"><text:span text:style-name="T133">Package:</text:span></text:span><text:span text:style-name="T133"><text:tab/></text:span><text:span text:style-name="Source_20_Text"><text:span text:style-name="T133">ppm_java.backend.module.jackd</text:span></text:span></text:p>
            <text:p text:style-name="P119"><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9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19"><text:span text:style-name="Definition">Class:</text:span><text:tab/><text:span text:style-name="Source_20_Text">TNodePump</text:span></text:p>
            <text:p text:style-name="P119"><text:span text:style-name="Definition">Package:</text:span><text:tab/><text:span text:style-name="Source_20_Text">ppm_java.backend.module.pump</text:span></text:p>
            <text:p text:style-name="P119"><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94"><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19"><text:span text:style-name="Definition">Class:</text:span><text:tab/><text:span text:style-name="Source_20_Text">TNodePeakEstimator</text:span></text:p>
            <text:p text:style-name="P119"><text:span text:style-name="Definition"><text:span text:style-name="T133">Package:</text:span></text:span><text:span text:style-name="T133"><text:tab/></text:span><text:span text:style-name="Source_20_Text"><text:span text:style-name="T133">ppm_java.backend.module.peak_estimator</text:span></text:span></text:p>
            <text:p text:style-name="P119"><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94"><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21"><text:span text:style-name="Definition">Class:</text:span><text:span text:style-name="T133"><text:tab/></text:span><text:span text:style-name="Source_20_Text">TNodeConverterDb</text:span></text:p>
            <text:p text:style-name="P119"><text:span text:style-name="Definition"><text:span text:style-name="T133">Package:</text:span></text:span><text:span text:style-name="T133"><text:tab/></text:span><text:span text:style-name="Source_20_Text"><text:span text:style-name="T133">ppm_java.backend.module.converter_db</text:span></text:span></text:p>
            <text:p text:style-name="P120"><text:span text:style-name="Definition"><text:span text:style-name="T134">Purpose</text:span></text:span><text:span text:style-name="T134">:<text:tab/>Converts a sample (peak) value from raw level to dB.</text:span></text:p>
            <text:p text:style-name="P122"><text:tab/>Conversion according to<text:tab/><text:tab/><text:tab/><text:tab/><text:tab/>y = 20 log10 (x)</text:p>
            <text:p text:style-name="P120"><text:span text:style-name="T134"><text:tab/>where x: normalized absolute sample value [Vnorm],</text:span><text:span text:style-name="Source_20_Text"><text:span text:style-name="T134"><text:tab/><text:tab/>0 &lt;= x &lt;= 1</text:span></text:span></text:p>
            <text:p text:style-name="P122"><text:tab/>y: sample value [dB]</text:p>
          </table:table-cell>
        </table:table-row>
        <table:table-row>
          <table:table-cell table:style-name="Table2.A1" office:value-type="string">
            <text:p text:style-name="P94"><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19"><text:span text:style-name="Definition">Class:</text:span><text:tab/><text:span text:style-name="Source_20_Text">TNodeIntegrator_PPMBallistics</text:span></text:p>
            <text:p text:style-name="P119"><text:span text:style-name="Definition"><text:span text:style-name="T133">Package:</text:span></text:span><text:span text:style-name="T133"><text:tab/></text:span><text:span text:style-name="Source_20_Text"><text:span text:style-name="T133">ppm_java.front.module.integrator</text:span></text:span></text:p>
            <text:p text:style-name="P119"><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94"><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19"><text:span text:style-name="Definition">Class:</text:span><text:tab/><text:span text:style-name="Source_20_Text"><text:span text:style-name="T131">VFrontEnd</text:span></text:span><text:span text:style-name="T131"> derivatives</text:span></text:p>
            <text:p text:style-name="P119"><text:span text:style-name="Definition"><text:span text:style-name="T133">Package:</text:span></text:span><text:span text:style-name="T133"><text:tab/></text:span><text:span text:style-name="Source_20_Text"><text:span text:style-name="T133">ppm_java.frontend.*.*</text:span></text:span></text:p>
            <text:p text:style-name="P119"><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4824915391379763737" text:style-name="L17">
        <text:list-item>
          <text:p text:style-name="P155"><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55"><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text:span text:style-name="Source_20_Text">guiRadial</text:span></text:p>
          </table:table-cell>
          <table:table-cell table:style-name="Table1.A1" office:value-type="string">
            <text:p text:style-name="P91">A PPM lookalike.</text:p>
          </table:table-cell>
          <table:table-cell table:style-name="Table1.A1" office:value-type="string">
            <text:p text:style-name="P9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0"><text:span text:style-name="Source_20_Text">guiLinear</text:span></text:p>
          </table:table-cell>
          <table:table-cell table:style-name="Table1.A1" office:value-type="string">
            <text:p text:style-name="P90">Horizontal linear bargraph.</text:p>
          </table:table-cell>
          <table:table-cell table:style-name="Table1.A1" office:value-type="string">
            <text:p text:style-name="P9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0"><text:span text:style-name="Source_20_Text">consoleLinear</text:span></text:p>
          </table:table-cell>
          <table:table-cell table:style-name="Table1.A1" office:value-type="string">
            <text:p text:style-name="P90">Horizontal linear bargraph on the console (text mode).</text:p>
          </table:table-cell>
          <table:table-cell table:style-name="Table1.A1" office:value-type="string">
            <text:p text:style-name="P9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0"><text:span text:style-name="Source_20_Text">consoleText</text:span></text:p>
          </table:table-cell>
          <table:table-cell table:style-name="Table1.A1" office:value-type="string">
            <text:p text:style-name="P90">Text stream to stdout. Data is presented in JSON format. <text:span text:style-name="T46">This frontend is designed to stream audio level data to another application - e.g. via a pipe.</text:span></text:p>
            <text:p text:style-name="P9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67"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153472271948136597" text:style-name="L18">
        <text:list-item>
          <text:p text:style-name="P156">Finish documentation (est. one week).</text:p>
        </text:list-item>
        <text:list-item>
          <text:p text:style-name="P157"><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6" text:note-class="footnote"><text:note-citation>26</text:note-citation><text:note-body><text:p text:style-name="P58">BS.1770-4, Annex 2. <text:span text:style-name="Internet_20_link">https://www.itu.int/dms_pubrec/itu-r/rec/bs/R-REC-BS.1770-4-201510-I!!PDF-E.pdf</text:span></text:p></text:note-body></text:note></text:span><text:span text:style-name="T24"> (est one week).</text:span></text:p>
        </text:list-item>
        <text:list-item>
          <text:p text:style-name="P15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68" text:outline-level="1">Appendi<text:span text:style-name="T17">ces</text:span></text:h>
      <text:h text:style-name="P172" text:outline-level="2"><text:span text:style-name="T17">App. 1: </text:span>Example listings</text:h>
      <text:p text:style-name="P116"/>
      <text:h text:style-name="P175" text:outline-level="3"><text:soft-page-break/>Listing 1:</text:h>
      <text:p text:style-name="P114"/>
      <text:p text:style-name="P114">package ppm_java._dev.concept.trial.JJack;</text:p>
      <text:p text:style-name="P114"/>
      <text:p text:style-name="P114">import java.nio.FloatBuffer;</text:p>
      <text:p text:style-name="P114">import de.gulden.framework.jjack.JJackAudioEvent;</text:p>
      <text:p text:style-name="P114">import de.gulden.framework.jjack.JJackAudioProcessor;</text:p>
      <text:p text:style-name="P114">import de.gulden.framework.jjack.JJackException;</text:p>
      <text:p text:style-name="P114">import de.gulden.framework.jjack.JJackSystem;</text:p>
      <text:p text:style-name="P114">import ppm_java.util.logging.TLogger;</text:p>
      <text:p text:style-name="P114"/>
      <text:p text:style-name="P114">/**</text:p>
      <text:p text:style-name="P114"><text:s/>* Loads the JJack driver, connects to a running instance of JackD and prints</text:p>
      <text:p text:style-name="P114"><text:s/>* the peak of every incoming frame to stdout.</text:p>
      <text:p text:style-name="P114"><text:s/>* </text:p>
      <text:p text:style-name="P114"><text:s/>* @author peter</text:p>
      <text:p text:style-name="P114"><text:s/>*/</text:p>
      <text:p text:style-name="P114">public class TDev_Trial_JJack_process_01 implements JJackAudioProcessor</text:p>
      <text:p text:style-name="P114">{</text:p>
      <text:p text:style-name="P114"><text:s text:c="4"/>public static void main (String[] args)</text:p>
      <text:p text:style-name="P114"><text:s text:c="4"/>{</text:p>
      <text:p text:style-name="P114"><text:s text:c="8"/>TDev_Trial_JJack_process_01 processor;</text:p>
      <text:p text:style-name="P114"><text:s text:c="8"/></text:p>
      <text:p text:style-name="P114"><text:s text:c="8"/>/* Setting up Jack client and terminator thread. <text:s/>*/</text:p>
      <text:p text:style-name="P114"><text:s text:c="8"/>processor <text:s/>= new TDev_Trial_JJack_process_01 ();</text:p>
      <text:p text:style-name="P114"><text:s text:c="8"/></text:p>
      <text:p text:style-name="P114"><text:s text:c="8"/>/* Connecting with the running instance of Jack */</text:p>
      <text:p text:style-name="P114"><text:s text:c="8"/>JJackSystem.setProcessor (processor);</text:p>
      <text:p text:style-name="P114"><text:s text:c="8"/></text:p>
      <text:p text:style-name="P114"><text:s text:c="8"/>/* Terminator timer - must run in separate thread */</text:p>
      <text:p text:style-name="P114"><text:s text:c="8"/>new Thread ()</text:p>
      <text:p text:style-name="P114"><text:s text:c="8"/>{</text:p>
      <text:p text:style-name="P114"><text:s text:c="12"/>public void run ()</text:p>
      <text:p text:style-name="P114"><text:s text:c="12"/>{</text:p>
      <text:p text:style-name="P114"><text:s text:c="16"/>try </text:p>
      <text:p text:style-name="P114"><text:s text:c="16"/>{</text:p>
      <text:p text:style-name="P114"><text:s text:c="20"/>Thread.sleep (500);</text:p>
      <text:p text:style-name="P114"><text:s text:c="20"/>JJackSystem.shutdown ();</text:p>
      <text:p text:style-name="P114"><text:s text:c="16"/>}</text:p>
      <text:p text:style-name="P114"><text:s text:c="16"/>catch (JJackException | InterruptedException e)</text:p>
      <text:p text:style-name="P114"><text:s text:c="16"/>{</text:p>
      <text:p text:style-name="P114"><text:s text:c="20"/>e.printStackTrace();</text:p>
      <text:p text:style-name="P114"><text:s text:c="16"/>}</text:p>
      <text:p text:style-name="P114"><text:s text:c="16"/>System.exit (1);</text:p>
      <text:p text:style-name="P114"><text:s text:c="12"/>}</text:p>
      <text:p text:style-name="P114"><text:s text:c="8"/>}.start ();</text:p>
      <text:p text:style-name="P114"><text:s text:c="4"/>}</text:p>
      <text:p text:style-name="P114"/>
      <text:p text:style-name="P114"><text:s text:c="4"/>private int fIFrame;</text:p>
      <text:p text:style-name="P114"><text:s text:c="4"/></text:p>
      <text:p text:style-name="P114"><text:s text:c="4"/>public TDev_Trial_JJack_process_01 ()</text:p>
      <text:p text:style-name="P114"><text:s text:c="4"/>{</text:p>
      <text:p text:style-name="P114"><text:s text:c="8"/>fIFrame = 0;</text:p>
      <text:p text:style-name="P114"><text:s text:c="4"/>}</text:p>
      <text:p text:style-name="P114"><text:s text:c="4"/></text:p>
      <text:p text:style-name="P114"><text:s text:c="4"/>/**</text:p>
      <text:p text:style-name="P114"><text:s text:c="5"/>* The process callback. Called by the Jack server via the JJack bridge. Time critical!</text:p>
      <text:p text:style-name="P114"><text:s text:c="5"/>*/</text:p>
      <text:p text:style-name="P114"><text:s text:c="4"/>@Override</text:p>
      <text:p text:style-name="P114"><text:s text:c="4"/>public void process (JJackAudioEvent e)</text:p>
      <text:p text:style-name="P114"><text:s text:c="4"/>{</text:p>
      <text:p text:style-name="P114"><text:s text:c="8"/>FloatBuffer <text:s text:c="8"/>inBuf;</text:p>
      <text:p text:style-name="P114"><text:s text:c="8"/>int <text:s text:c="16"/>nSamples;</text:p>
      <text:p text:style-name="P114"><text:s text:c="8"/>int <text:s text:c="16"/>i;</text:p>
      <text:p text:style-name="P114"><text:s text:c="8"/>float <text:s text:c="14"/>s;</text:p>
      <text:p text:style-name="P114"><text:s text:c="8"/>float <text:s text:c="14"/>sRect;</text:p>
      <text:p text:style-name="P114"><text:s text:c="8"/>float <text:s text:c="14"/>peak;</text:p>
      <text:p text:style-name="P114"><text:s text:c="8"/></text:p>
      <text:p text:style-name="P114"><text:s text:c="8"/>fIFrame++;</text:p>
      <text:p text:style-name="P114"><text:s text:c="8"/>inBuf <text:s text:c="6"/>= e.getInput (0);</text:p>
      <text:p text:style-name="P114"><text:s text:c="8"/>nSamples <text:s text:c="3"/>= inBuf.limit ();</text:p>
      <text:p text:style-name="P114"><text:s text:c="8"/>peak <text:s text:c="7"/>= 0;</text:p>
      <text:p text:style-name="P114"><text:s text:c="8"/>for (i = 0; i &lt; nSamples; i++)</text:p>
      <text:p text:style-name="P114"><text:s text:c="8"/>{</text:p>
      <text:p text:style-name="P114"><text:s text:c="12"/>/* Get next sample. */</text:p>
      <text:p text:style-name="P114"><text:s text:c="12"/>s = inBuf.get (i);</text:p>
      <text:p text:style-name="P114"><text:s text:c="12"/></text:p>
      <text:p text:style-name="P114"><text:s text:c="12"/>/* Rectify (i.e. mirror a negative sample to it's positive opposite). */</text:p>
      <text:p text:style-name="P114"><text:s text:c="12"/>sRect = (s &lt; 0) <text:s/>? <text:s/>-s : s;</text:p>
      <text:p text:style-name="P114"><text:s text:c="12"/></text:p>
      <text:p text:style-name="P114"><text:s text:c="12"/>/* Determine peak value. */</text:p>
      <text:p text:style-name="P114"><text:s text:c="12"/>peak = (sRect &gt; peak) <text:s/>? <text:s/>sRect : peak;</text:p>
      <text:p text:style-name="P114"><text:s text:c="8"/>}</text:p>
      <text:p text:style-name="P114"><text:s text:c="8"/>System.out.println ("Frame: " + fIFrame + "; Peak value (abs): " + peak + ".");</text:p>
      <text:p text:style-name="P114"><text:s text:c="4"/>}</text:p>
      <text:p text:style-name="P114"><text:soft-page-break/>}</text:p>
      <text:p text:style-name="P114"/>
      <text:h text:style-name="P173" text:outline-level="2">Glossary</text:h>
      <text:p text:style-name="dt">Priority inversion</text:p>
      <text:p text:style-name="P8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8">https://en.wikipedia.org/wiki/Priority_inversion</text:p>
      <text:h text:style-name="Heading_20_1" text:outline-level="1"><text:bookmark-start text:name="__RefHeading__7349_82437932"/>License<text:bookmark-end text:name="__RefHeading__7349_82437932"/></text:h>
      <text:p text:style-name="P85">A program to display audio levels using PPM ballistics.</text:p>
      <text:p text:style-name="P87"><text:span text:style-name="T27">Copyright (C) </text:span><text:span text:style-name="T28">2017</text:span><text:span text:style-name="T27"> </text:span><text:span text:style-name="T28">Peter Hoppe</text:span></text:p>
      <text:p text:style-name="P86">This program is free software: you can redistribute it and/or modify it under the terms of the GNU General Public License as published by the Free Software Foundation, either version 3 of the License, or (at your option) any later version.</text:p>
      <text:p text:style-name="P86">This program is distributed in the hope that it will be useful, but WITHOUT ANY WARRANTY; without even the implied warranty of MERCHANTABILITY or FITNESS FOR A PARTICULAR PURPOSE. See the GNU General Public License for more details.</text:p>
      <text:p text:style-name="P86">You should have received a copy of the GNU General Public License along with this program. <text:s/>If not, see &lt;http://www.gnu.org/licenses/&gt;.</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0</text:page-number> <text:span text:style-name="MT1">(</text:span><text:page-count>40</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5T11:11:19.880133654</dc:date>
    <meta:editing-duration>P7DT16H54M34S</meta:editing-duration>
    <meta:editing-cycles>562</meta:editing-cycles>
    <meta:document-statistic meta:table-count="5" meta:image-count="26" meta:object-count="0" meta:page-count="40" meta:paragraph-count="994" meta:word-count="7427" meta:character-count="52809" meta:non-whitespace-character-count="39954"/>
  </office:meta>
</office:document-meta>
</file>